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-2-3(mxKeyXor(mxKeyAlg1(mxKeyRotEnc2(changeDuplicatesB(mxKeyReverseBits(mxKeyReverseBits(mxKeyXor(mxKeyByBitEnc(mxKeySwapBitsEE2(mxKeySwapBitsRound(mxKeyRotEnc2(mxKeyAddRR(mxKeyAlg1(mxKeySwapBitsE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2kproc1-2-3(mxKeySwapBitsRound(mxKeyXorRR(mxKeyReverseBits(mxKeyXor(mxKeyReverse(mxKeyXorB(mxKeyAlg2(p2kproc3(mxKeyNot(mxKeySwapMinors3(mxKeyAlg1(mxKeySwapBitsE(changeDuplicates(mxKeyByBi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Xor(p2kproc3(mxKeySwapBitsEE2(mxKeyRotateLeftBits(mxKeyReverse(mxKeySwapBitsE(mxKeyAlg2(changeDuplicatesC2(mxKeySwapMinors3(mxKeySwapBitsD(mxKeyReverseBits(mxKeySwapBitsE(mxKeySwapBitsE(changeDuplicates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EE2(mxKeySwapBitsG(mxKeyAddRR(mxKeyAlg1(mxKeyXorRR(mxKeyXorB(changeDuplicates(mxKeyAlg1(changeDuplicatesB(mxKeySwapBitsE(mxKeyAlg1(mxKeySwapBitsE(mxKeyXor(mxKeySwapMinors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Round(mxKeySwapBitsF(mxKeyRotateLeftBits(changeDuplicates(mxKeyXorB(mxKeyReverse(p2kproc3(mxKeyRotateLeftBits(mxKeyAlg1(mxKeyXorB(mxKeyByBitEnc(mxKeySwapBitsG(mxKeyRotEnc(mxKeyXo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changeDuplicatesB(mxKeyAddRR(mxKeySwapBitsE(p2kproc3(changeDuplicatesC2(mxKeyRotateLeftBits(changeDuplicatesB(changeDuplicatesC2(mxKeyByBitEnc(mxKeyAddRR(mxKeySwapBitsG(mxKeyReverse(mxKeyByBitEnc(changeDuplicates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EE2(mxKeySwapBitsG(changeDuplicates(mxKeyReverseBits(mxKeySwapMinors3(mxKeySwapBitsE(mxKeyByBitEnc(p2kproc3(changeDuplicatesB(mxKeyReverse(mxKeySwapBitsD(mxKeySwapBitsF(mxKeyReverse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AddRR(mxKeyNot(mxKeyByBitEnc(mxKeySwapMinors3(p2kproc3(mxKeyAlg2(mxKeyXorRR(mxKeyByBitEnc(mxKeySwapBitsG(mxKeySwapBitsE(mxKeyXor(mxKeySwapMinors3(mxKeyAddRR(mxKeyRotateLeft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p2kproc3(mxKeyRotateLeftBits(mxKeyXorB(mxKeyByBitEnc(mxKeyXor(changeDuplicatesC2(mxKeyRotateLeftBits(mxKeyRotEnc2(mxKeyAddRR(mxKeyReverseBits(mxKeyNot(mxKeyReverse(mxKeyAlg2(changeDuplicates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p2kproc3(mxKeySwapBitsE(mxKeyRotEnc2(mxKeyXorRR(mxKeySwapBitsE(mxKeyXor(changeDuplicates(mxKeySwapBitsE(mxKeySwapBitsD(mxKeyAlg2(mxKeyRotEnc2(mxKeySwapMinors3(mxKeySwapBitsG(changeDuplicatesB(mxKeyRotateLeft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D(mxKeySwapBitsRound(mxKeyRotEnc(mxKeyNot(mxKeyXor(mxKeyXor(mxKeyAddRR(mxKeySwapBitsRound(mxKeySwapBitsF(changeDuplicates(mxKeySwapBitsF(mxKeyRotateLeftBits(mxKeyAlg1(changeDuplicatesB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EE2(mxKeyRotateLeftBits(mxKeyReverseBits(changeDuplicatesC2(mxKeyByBitEnc(mxKeySwapBitsEE2(mxKeyXor(mxKeyAddRR(mxKeyReverse(mxKeySwapBitsEE2(mxKeyRotEnc2(mxKeyXorRR(changeDuplicatesB(mxKeyAdd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Minors3(mxKeyNot(mxKeyAlg1(mxKeyXor(mxKeyRotEnc2(mxKeyRotEnc(mxKeyNot(changeDuplicates(mxKeyRotEnc(mxKeyRotEnc(mxKeySwapBitsG(mxKeySwapBitsRound(mxKeyRotEnc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F(mxKeySwapBitsD(mxKeyAddRR(mxKeySwapBitsEE2(mxKeyXor(mxKeyXorRR(mxKeySwapBitsG(mxKeySwapMinors3(mxKeyReverse(mxKeySwapBitsG(mxKeyByBitEnc(mxKeyAddRR(mxKeyXorB(changeDuplicatesB(mxKeySwapBitsD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1(mxKeyRotEnc(mxKeyAddRR(mxKeyReverse(mxKeySwapBitsD(mxKeyXor(changeDuplicates(mxKeyReverseBits(mxKeySwapBitsE(mxKeyNot(mxKeyRotateLeftBits(mxKeySwapBitsG(mxKeyNot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ddRR(mxKeyXorRR(mxKeyByBitEnc(mxKeyReverseBits(mxKeySwapBitsF(mxKeySwapBitsD(mxKeyXorRR(changeDuplicates(mxKeyRotEnc2(mxKeySwapBitsE(mxKeyReverse(mxKeySwapBitsF(mxKeyXor(changeDuplicatesB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G(mxKeySwapBitsRound(mxKeyAddRR(changeDuplicatesB(mxKeyAddRR(mxKeySwapBitsF(mxKeyByBitEnc(changeDuplicatesB(changeDuplicates(mxKeyAddRR(mxKeySwapBitsEE2(mxKeyAlg2(mxKeySwapBitsF(changeDuplicate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ByBitEnc(mxKeyReverseBits(changeDuplicates(mxKeyRotEnc(mxKeySwapBitsE(mxKeyAddRR(mxKeyReverseBits(changeDuplicatesB(mxKeyXorB(mxKeySwapBitsG(mxKeySwapBitsE(mxKeyAlg2(mxKeySwapBitsRound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changeDuplicatesC2(mxKeyAddRR(mxKeyRotEnc2(mxKeyReverseBits(mxKeySwapMinors3(mxKeySwapBitsE(mxKeySwapBitsEE2(mxKeyNot(mxKeySwapBitsE(changeDuplicates(mxKeySwapBitsG(mxKeySwapBitsEE2(mxKeyByBitEnc(mxKeyAlg1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2(mxKeySwapBitsG(mxKeyAlg1(mxKeyByBitEnc(mxKeyXorRR(mxKeyReverseBits(mxKeyXorB(mxKeySwapBitsEE2(mxKeySwapBitsF(mxKeyAlg1(mxKeyNot(mxKeySwapBitsF(changeDuplicatesC2(mxKeySwapBitsG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everse(mxKeyAlg1(mxKeySwapBitsRound(mxKeySwapMinors3(changeDuplicates(mxKeyXor(mxKeySwapBitsE(mxKeyAlg1(mxKeyXorB(mxKeyReverse(p2kproc3(mxKeyNot(mxKeyXorRR(mxKeySwapBitsF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Not(mxKeyReverse(mxKeyXorRR(mxKeySwapBitsE(mxKeySwapBitsG(mxKeyReverseBits(mxKeyRotateLeftBits(mxKeySwapBitsEE2(mxKeySwapBitsEE2(mxKeySwapBitsF(mxKeySwapBitsF(mxKeyAddRR(mxKeyXor(mxKeyByBi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EE2(mxKeyReverseBits(mxKeySwapBitsRound(mxKeySwapBitsG(mxKeyAlg1(mxKeySwapBitsF(changeDuplicates(mxKeySwapBitsG(mxKeyRotEnc2(mxKeySwapMinors3(mxKeyRotEnc2(mxKeySwapBitsE(mxKeyReverseBits(changeDuplicates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G(mxKeySwapBitsEE2(changeDuplicates(mxKeyXor(mxKeyAlg2(mxKeySwapMinors3(mxKeyXor(mxKeyRotEnc2(mxKeyXorB(mxKeyByBitEnc(changeDuplicatesB(mxKeyXorRR(mxKeyRotateLeftBits(mxKeyNot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B(mxKeySwapBitsE(mxKeySwapBitsD(mxKeySwapBitsEE2(mxKeyRotEnc2(mxKeySwapBitsF(mxKeyXorB(mxKeyNot(mxKeySwapBitsF(mxKeyRotEnc2(mxKeyReverseBits(mxKeySwapBitsRound(mxKeySwapBitsD(changeDuplicate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ByBitEnc(mxKeyNot(mxKeySwapBitsF(mxKeyXorB(mxKeyAlg2(mxKeySwapBitsRound(changeDuplicatesB(mxKeyXorRR(mxKeyRotEnc(mxKeyXorB(mxKeyReverseBits(mxKeyReverse(changeDuplicatesC2(mxKeyXor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changeDuplicatesB(mxKeyReverseBits(mxKeyAlg1(mxKeyXor(mxKeySwapBitsEE2(changeDuplicatesC2(mxKeySwapBitsE(mxKeyAddRR(mxKeySwapBitsG(mxKeyRotEnc2(mxKeyNot(mxKeyAlg1(changeDuplicate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D(mxKeyReverseBits(mxKeySwapBitsRound(mxKeySwapBitsRound(mxKeyXorB(changeDuplicatesC2(mxKeySwapBitsF(p2kproc3(mxKeySwapBitsRound(mxKeyAddRR(mxKeySwapBitsG(mxKeyXorRR(mxKeyAddRR(mxKeyRever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p2kproc3(mxKeyRotEnc(mxKeyNot(mxKeyByBitEnc(changeDuplicatesB(mxKeyRotEnc(mxKeyAddRR(mxKeyXor(changeDuplicatesC2(mxKeyRotEnc(mxKeySwapBitsEE2(mxKeyRotEnc2(mxKeyAlg2(mxKeyXor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Bits(mxKeyRotEnc(mxKeySwapBitsF(mxKeySwapMinors3(mxKeyXorB(mxKeyAlg2(mxKeyNot(mxKeySwapBitsG(mxKeyXorB(mxKeySwapBitsRound(mxKeyNot(mxKeyRotateLeftBits(mxKeySwapBitsEE2(mxKeySwapBitsRoun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(mxKeyReverseBits(mxKeySwapMinors3(mxKeyNot(mxKeyReverseBits(mxKeyRotEnc(mxKeyRotEnc(mxKeyReverseBits(mxKeyRotateLeftBits(mxKeyRotateLeftBits(mxKeyAddRR(mxKeyByBitEnc(mxKeySwapBitsG(mxKeyAddR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2(mxKeySwapBitsRound(changeDuplicatesB(mxKeyNot(changeDuplicatesB(mxKeyReverse(mxKeyAlg1(mxKeySwapBitsF(changeDuplicates(mxKeyXorB(mxKeyReverseBits(mxKeySwapMinors3(mxKeyReverseBits(changeDuplicatesB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C2(mxKeySwapBitsEE2(p2kproc3(mxKeySwapBitsEE2(mxKeyAlg2(mxKeyRotateLeftBits(changeDuplicatesB(mxKeySwapBitsG(mxKeyRotateLeftBits(mxKeyXorB(mxKeyAlg2(changeDuplicatesC2(changeDuplicatesB(mxKeySwapBitsG(mxKeyRever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ByBitEnc(mxKeyReverseBits(mxKeyRotEnc2(mxKeyXorB(mxKeyRotEnc2(mxKeyRotateLeftBits(mxKeySwapBitsRound(mxKeyXor(mxKeyRotEnc(mxKeySwapBitsEE2(changeDuplicatesB(mxKeyAddRR(mxKeyRotEnc2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ateLeftBits(mxKeyXorRR(mxKeyXorB(mxKeyReverse(mxKeySwapBitsG(mxKeyReverse(mxKeyReverse(mxKeyXorB(mxKeyAlg1(mxKeyReverse(mxKeySwapMinors3(mxKeyXorB(changeDuplicatesB(mxKeySwapBitsD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2(mxKeyRotEnc(mxKeySwapBitsEE2(mxKeyAddRR(p2kproc3(mxKeySwapMinors3(mxKeySwapBitsD(mxKeyNot(mxKeyReverse(mxKeyXorB(mxKeyAlg1(mxKeyReverse(mxKeyRotEnc(mxKeyReverse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2(mxKeyReverse(mxKeyByBitEnc(mxKeyReverseBits(mxKeySwapMinors3(mxKeyRotEnc2(mxKeySwapBitsD(mxKeySwapBitsEE2(mxKeySwapBitsG(mxKeySwapBitsRound(mxKeyAlg2(mxKeyAlg1(mxKeySwapBitsE(changeDuplicatesB(mxKeyReverse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(mxKeySwapBitsEE2(mxKeyRotEnc2(mxKeyReverseBits(mxKeyRotateLeftBits(mxKeySwapBitsE(mxKeySwapBitsRound(mxKeyXorRR(mxKeySwapBitsF(p2kproc3(changeDuplicates(mxKeyAlg2(changeDuplicatesB(mxKeySwapBitsD(mxKeySwapBitsF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ByBitEnc(mxKeyXor(mxKeyXorB(mxKeyRotEnc(mxKeySwapBitsD(mxKeySwapBitsD(mxKeySwapBitsG(mxKeyRotateLeftBits(mxKeyRotateLeftBits(mxKeySwapBitsF(mxKeyRotEnc2(mxKeyXorRR(p2kproc3(mxKeyRotateLeft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(mxKeySwapBitsEE2(mxKeyRotEnc(changeDuplicatesC2(mxKeyByBitEnc(mxKeySwapBitsE(mxKeySwapBitsE(mxKeyXorRR(mxKeySwapBitsG(mxKeyXorRR(mxKeySwapBitsEE2(mxKeyRotEnc(mxKeyReverseBits(mxKeyAlg1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Bits(mxKeyRotateLeftBits(mxKeySwapBitsF(changeDuplicatesC2(changeDuplicatesB(p2kproc3(mxKeyXorRR(mxKeyAddRR(changeDuplicates(mxKeyNot(mxKeySwapMinors3(mxKeyAlg1(mxKeyRotateLeftBits(changeDuplicatesC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changeDuplicatesB(mxKeyRotEnc2(mxKeyAlg2(mxKeyRotEnc2(mxKeySwapBitsD(mxKeyNot(mxKeyXor(mxKeyXorB(mxKeyReverse(mxKeySwapBitsRound(changeDuplicatesB(mxKeyAddRR(changeDuplicatesC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SwapBitsE(mxKeyAlg2(mxKeyXor(mxKeyAlg2(mxKeyAlg1(mxKeyXorRR(mxKeyAlg2(changeDuplicates(changeDuplicatesB(mxKeySwapBitsRound(mxKeyByBitEnc(mxKeyAlg1(mxKeyAdd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Bits(mxKeyAlg2(mxKeyRotEnc(mxKeyRotEnc(mxKeySwapBitsD(mxKeyRotEnc2(mxKeySwapMinors3(mxKeyByBitEnc(mxKeySwapMinors3(mxKeyAlg1(mxKeyXorB(mxKeySwapBitsF(mxKeyByBitEnc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C2(mxKeyReverseBits(mxKeySwapBitsE(mxKeyByBitEnc(mxKeyNot(changeDuplicatesC2(changeDuplicatesC2(mxKeySwapBitsEE2(mxKeySwapMinors3(mxKeyXor(mxKeyRotEnc(mxKeySwapBitsD(mxKeyNot(changeDuplicate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SwapBitsEE2(mxKeyXorRR(mxKeySwapBitsRound(mxKeySwapBitsEE2(changeDuplicatesB(changeDuplicatesB(mxKeySwapBitsRound(changeDuplicatesC2(changeDuplicatesB(mxKeyReverseBits(changeDuplicatesB(mxKeyRotEnc2(mxKeyNot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(mxKeyRotEnc2(mxKeyRotEnc2(mxKeyRotateLeftBits(mxKeyAlg1(mxKeyReverse(mxKeyReverse(mxKeySwapBitsE(changeDuplicates(mxKeyAddRR(mxKeyRotateLeftBits(mxKeyRotEnc(mxKeyRotEnc(mxKeyAlg1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mxKeySwapBitsG(mxKeySwapBitsD(p2kproc3(mxKeyAlg2(changeDuplicates(changeDuplicates(mxKeySwapMinors3(mxKeyAlg2(mxKeyXor(changeDuplicatesC2(mxKeyByBitEnc(mxKeyXorB(changeDuplicate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E2(mxKeyNot(mxKeyXorRR(mxKeyRotEnc(p2kproc3(mxKeyRotateLeftBits(mxKeySwapBitsD(mxKeyRotateLeftBits(mxKeyNot(mxKeyRotateLeftBits(mxKeyByBitEnc(mxKeyXorRR(mxKeySwapBitsF(changeDuplicates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(mxKeyRotEnc2(mxKeyByBitEnc(mxKeyAlg1(mxKeyXorB(mxKeyRotEnc(mxKeyReverse(mxKeySwapBitsG(changeDuplicatesC2(mxKeyXorB(mxKeyAlg2(mxKeyReverse(changeDuplicatesC2(mxKeySwapBit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(mxKeyXor(changeDuplicatesC2(mxKeySwapBitsG(mxKeyReverseBits(mxKeySwapBitsE(mxKeySwapBitsD(changeDuplicatesC2(mxKeyByBitEnc(mxKeyRotateLeftBits(changeDuplicatesC2(mxKeyRotEnc2(mxKeyXorB(mxKeyXorB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Alg2(mxKeyAddRR(mxKeyXor(mxKeyNot(mxKeyReverseBits(mxKeyXorB(mxKeyRotateLeftBits(mxKeyNot(mxKeySwapBitsF(mxKeyXorRR(mxKeyAddRR(changeDuplicatesC2(changeDuplicatesB(mxKeyReverse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ByBitEnc(changeDuplicates(mxKeySwapBitsE(mxKeySwapBitsG(mxKeyReverseBits(mxKeyRotateLeftBits(mxKeySwapBitsE(mxKeyRotEnc(mxKeyRotEnc(mxKeyRotEnc(mxKeyNot(mxKeySwapBitsD(mxKeySwapBitsRound(mxKeyByBi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mxKeyAlg1(mxKeyRotEnc2(mxKeyNot(mxKeyReverse(changeDuplicatesC2(mxKeyReverse(mxKeySwapBitsE(changeDuplicatesC2(mxKeyAddRR(mxKeySwapBitsD(mxKeySwapBitsG(changeDuplicates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SwapBitsG(mxKeySwapBitsEE2(mxKeyAddRR(mxKeyNot(changeDuplicatesB(mxKeySwapBitsD(mxKeySwapBitsF(mxKeyAlg2(changeDuplicates(mxKeyAlg1(mxKeyAddRR(mxKeyXorB(p2kproc3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1(mxKeySwapBitsD(mxKeySwapBitsE(mxKeySwapBitsF(mxKeyNot(changeDuplicatesB(mxKeyNot(mxKeyAddRR(mxKeyXor(mxKeySwapBitsEE2(mxKeyRotEnc2(mxKeySwapBitsRound(p2kproc3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changeDuplicates(changeDuplicatesB(mxKeyByBitEnc(mxKeyReverse(mxKeySwapMinors3(mxKeyByBitEnc(changeDuplicatesC2(mxKeyNot(changeDuplicatesB(mxKeySwapMinors3(mxKeyRotEnc2(mxKeyAddRR(mxKeyRotEn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mxKeySwapBitsEE2(changeDuplicatesB(mxKeySwapBitsG(mxKeySwapMinors3(mxKeyXorRR(mxKeyRotateLeftBits(mxKeySwapBitsF(mxKeySwapMinors3(mxKeyReverseBits(mxKeyAlg2(mxKeyXorB(changeDuplicatesB(changeDuplicatesB(mxKeySwapBitsD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RotEnc(mxKeyReverse(changeDuplicatesB(mxKeySwapBitsEE2(mxKeyRotateLeftBits(mxKeySwapBitsE(mxKeyRotEnc2(mxKeyAlg2(changeDuplicatesB(mxKeyXor(changeDuplicates(mxKeySwapBitsF(mxKeyNot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ddRR(p2kproc3(mxKeyAlg2(mxKeySwapBitsF(mxKeyNot(mxKeySwapBitsD(mxKeyAlg2(mxKeySwapBitsE(mxKeyXorRR(mxKeyNot(mxKeySwapMinors3(mxKeyRotEnc(mxKeyReverseBits(mxKeyXo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C2(mxKeySwapBitsD(p2kproc3(mxKeyAddRR(mxKeySwapBitsEE2(mxKeyRotateLeftBits(mxKeySwapBitsE(mxKeyRotEnc2(mxKeySwapBitsEE2(mxKeySwapBitsD(mxKeyRotEnc2(mxKeySwapBitsG(mxKeyAlg1(mxKeySwapBitsF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Xor(mxKeyNot(mxKeyRotEnc2(changeDuplicatesC2(mxKeyReverseBits(mxKeySwapBitsG(changeDuplicatesC2(mxKeySwapBitsD(mxKeyAlg1(mxKeySwapBitsRound(changeDuplicates(mxKeyReverse(p2kproc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Alg2(mxKeyByBitEnc(mxKeySwapBitsRound(mxKeyXor(mxKeySwapBitsD(mxKeyXorRR(mxKeyRotateLeftBits(mxKeySwapMinors3(mxKeyAlg1(mxKeyByBitEnc(mxKeyRotEnc(changeDuplicates(mxKeySwapMinors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ReverseBits(mxKeyAlg1(mxKeySwapBitsD(mxKeySwapMinors3(changeDuplicatesB(mxKeySwapBitsD(mxKeySwapBitsE(mxKeySwapBitsG(mxKeyRotEnc(mxKeySwapBitsD(mxKeySwapBitsG(mxKeySwapBitsG(changeDuplicates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Alg2(p2kproc3(mxKeyReverseBits(mxKeyReverse(mxKeyRotEnc2(mxKeySwapBitsE(changeDuplicates(mxKeySwapBitsD(mxKeySwapBitsF(mxKeyXorB(mxKeyRotEnc(mxKeyAddRR(mxKeySwapBitsG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RotEnc2(mxKeyNot(mxKeyXorRR(mxKeySwapBitsEE2(mxKeyByBitEnc(mxKeySwapBitsRound(mxKeyByBitEnc(mxKeySwapBitsG(mxKeyXorRR(mxKeySwapBitsE(mxKeyXor(mxKeyXorRR(changeDuplicates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Xor(mxKeyXor(mxKeySwapBitsEE2(mxKeyXorRR(mxKeyRotEnc2(mxKeyAlg2(changeDuplicates(mxKeySwapBitsRound(mxKeySwapBitsG(mxKeySwapBitsF(mxKeyXorB(mxKeySwapBitsE(mxKeyAlg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Round(mxKeySwapBitsF(mxKeyXor(mxKeyByBitEnc(mxKeyXorB(mxKeySwapBitsD(mxKeyAddRR(mxKeyXor(mxKeyRotEnc(mxKeyRotateLeftBits(mxKeyReverseBits(mxKeyXor(mxKeyReverse(changeDuplicatesC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Round(changeDuplicatesB(mxKeySwapBitsD(mxKeyRotEnc2(mxKeySwapMinors3(mxKeyXorRR(mxKeySwapBitsEE2(mxKeyAddRR(mxKeySwapMinors3(changeDuplicatesB(mxKeyRotEnc2(mxKeyAlg2(mxKeyAlg2(changeDuplicate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ateLeftBits(mxKeyNot(mxKeySwapMinors3(mxKeyReverse(changeDuplicatesB(changeDuplicatesC2(mxKeySwapBitsG(mxKeySwapBitsG(mxKeySwapBitsE(mxKeySwapBitsRound(mxKeyXorB(changeDuplicatesB(mxKeySwapMinors3(mxKeyXorB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Reverse(mxKeySwapBitsRound(mxKeyXorB(p2kproc3(mxKeySwapBitsF(mxKeySwapBitsF(changeDuplicatesC2(mxKeyReverseBits(mxKeyRotateLeftBits(mxKeyAddRR(mxKeyByBitEnc(changeDuplicatesC2(mxKeyAlg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Alg2(mxKeyAddRR(changeDuplicatesC2(mxKeyXorB(changeDuplicates(changeDuplicates(mxKeySwapMinors3(mxKeyRotEnc2(mxKeyAddRR(mxKeyXorB(mxKeySwapBitsG(mxKeyReverse(mxKeyNot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p2kproc3(p2kproc3(changeDuplicatesB(mxKeySwapBitsEE2(mxKeyByBitEnc(mxKeyRotateLeftBits(mxKeySwapBitsF(mxKeySwapBitsF(mxKeyNot(changeDuplicatesB(changeDuplicates(changeDuplicatesB(mxKeyRotateLeftBits(mxKeySwapBitsF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changeDuplicates(mxKeySwapBitsF(changeDuplicatesB(mxKeyAlg2(changeDuplicatesB(mxKeySwapBitsE(mxKeyXorB(mxKeyAlg2(changeDuplicates(mxKeyAddRR(mxKeyAddRR(mxKeyByBitEnc(changeDuplicatesC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Not(mxKeyAlg2(mxKeyAddRR(p2kproc3(mxKeyReverseBits(mxKeyRotEnc2(mxKeyByBitEnc(mxKeySwapMinors3(mxKeyXorB(mxKeySwapBitsE(mxKeyAddRR(mxKeySwapBitsD(mxKeySwapBitsE(mxKeyNot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Not(changeDuplicatesB(mxKeyReverse(mxKeySwapBitsG(mxKeyXor(changeDuplicatesB(mxKeyXorRR(mxKeyXor(mxKeyRotateLeftBits(mxKeyByBitEnc(p2kproc3(mxKeySwapBitsG(mxKeyByBi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SwapBitsRound(mxKeyByBitEnc(mxKeySwapBitsG(p2kproc3(changeDuplicatesB(changeDuplicatesC2(mxKeyXorB(mxKeyRotEnc2(mxKeyRotEnc(mxKeyAlg2(mxKeyByBitEnc(mxKeySwapMinors3(changeDuplicatesC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changeDuplicates(mxKeyRotEnc(mxKeySwapBitsE(mxKeyAlg2(mxKeySwapBitsG(mxKeyNot(mxKeyXor(mxKeySwapMinors3(changeDuplicatesB(mxKeyXorRR(changeDuplicates(mxKeyAlg1(changeDuplicatesB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Not(mxKeySwapBitsG(mxKeyAlg1(mxKeyByBitEnc(mxKeySwapBitsF(mxKeyXor(mxKeyReverseBits(mxKeyXorB(mxKeyXor(mxKeyRotateLeftBits(mxKeyReverseBits(mxKeyReverseBits(changeDuplicatesB(mxKeySwapMinors3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XorRR(mxKeyReverse(mxKeyRotEnc2(mxKeySwapBitsEE2(mxKeyAddRR(mxKeySwapMinors3(mxKeyReverse(mxKeyRotEnc2(p2kproc3(changeDuplicates(changeDuplicatesC2(p2kproc3(changeDuplicatesB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changeDuplicates(mxKeySwapBitsD(mxKeySwapBitsF(mxKeyXorRR(mxKeyAlg2(p2kproc3(mxKeyRotEnc2(mxKeyReverseBits(p2kproc3(mxKeyAddRR(mxKeyRotEnc2(p2kproc3(mxKeyXo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Alg1(mxKeySwapBitsD(mxKeyReverse(mxKeyRotEnc(mxKeySwapBitsD(mxKeyByBitEnc(mxKeySwapBitsF(changeDuplicatesC2(mxKeyRotateLeftBits(mxKeySwapBitsD(mxKeySwapBitsRound(mxKeySwapBitsG(mxKeyXo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SwapBitsE(mxKeyNot(mxKeySwapBitsF(changeDuplicates(changeDuplicatesC2(mxKeyAlg2(mxKeySwapBitsEE2(mxKeyReverseBits(mxKeyNot(mxKeyAddRR(changeDuplicatesB(mxKeyXorB(mxKeyRo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D(mxKeyByBitEnc(mxKeySwapBitsEE2(p2kproc3(mxKeyRotateLeftBits(changeDuplicatesB(mxKeyAlg2(mxKeyRotEnc(mxKeyXorB(mxKeyXorB(mxKeyAddRR(mxKeyRotEnc(mxKeyAlg1(mxKeyXor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B(mxKeyReverseBits(mxKeyRotateLeftBits(p2kproc3(mxKeyAlg1(mxKeyRotEnc(mxKeySwapBitsE(mxKeyXorRR(mxKeyAddRR(mxKeyAlg1(mxKeyAlg2(mxKeyXorRR(changeDuplicates(mxKeyRotateLeft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D(mxKeyRotateLeftBits(mxKeySwapBitsF(mxKeyAlg2(mxKeyRotEnc(mxKeySwapBitsEE2(mxKeyXorRR(mxKeySwapBitsF(mxKeyAddRR(mxKeySwapBitsRound(mxKeyXorB(mxKeyAlg2(mxKeySwapBitsD(mxKeySwapBitsG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changeDuplicatesC2(mxKeyXorB(mxKeySwapMinors3(mxKeyXorRR(mxKeySwapBitsD(mxKeyByBitEnc(mxKeyAddRR(changeDuplicates(mxKeyReverseBits(mxKeyRotateLeftBits(mxKeyReverse(mxKeyRotateLeftBits(mxKeyXorB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changeDuplicates(mxKeyReverseBits(mxKeyXor(mxKeySwapBitsRound(mxKeyAlg1(mxKeyRotEnc2(mxKeySwapBitsE(mxKeyXorB(mxKeyXorRR(mxKeyRotateLeftBits(changeDuplicatesC2(mxKeyReverseBits(changeDuplicatesB(mxKeyReverse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Alg1(mxKeySwapBitsD(mxKeyXorRR(mxKeyReverse(mxKeySwapBitsRound(mxKeySwapBitsF(mxKeyRotEnc(mxKeySwapBitsF(mxKeySwapBitsG(mxKeySwapMinors3(mxKeyXorB(mxKeyReverseBits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SwapMinors3(mxKeyByBitEnc(mxKeyAddRR(mxKeyAlg1(mxKeySwapBitsG(mxKeyReverse(mxKeyNot(mxKeyRotateLeftBits(mxKeyAlg2(mxKeyReverse(mxKeySwapBitsRound(mxKeySwapBitsG(mxKeyXo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SwapMinors3(mxKeySwapBitsF(changeDuplicatesC2(mxKeyRotEnc2(mxKeyRotateLeftBits(p2kproc3(mxKeyRotateLeftBits(mxKeyRotateLeftBits(changeDuplicatesC2(mxKeySwapBitsG(mxKeyRotateLeftBits(mxKeyRotEnc2(mxKeyAlg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RotEnc(changeDuplicatesB(mxKeyNot(mxKeyRotEnc2(mxKeyRotateLeftBits(mxKeySwapBitsG(mxKeyNot(changeDuplicatesC2(mxKeyByBitEnc(mxKeySwapBitsRound(mxKeyRotateLeftBits(mxKeyXor(mxKeySwapBitsE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SwapBitsD(mxKeyRotateLeftBits(mxKeyAlg1(mxKeyReverseBits(mxKeyNot(mxKeyReverse(mxKeyXorB(mxKeyRotateLeftBits(mxKeyReverse(mxKeyNot(changeDuplicatesC2(changeDuplicatesC2(mxKeyXo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RotateLeftBits(mxKeyXorRR(mxKeyNot(mxKeySwapBitsD(mxKeyXor(mxKeyRotEnc2(mxKeyRotateLeftBits(mxKeyReverse(mxKeyAlg2(mxKeySwapBitsEE2(changeDuplicates(mxKeySwapBitsG(mxKeyRotEn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p2kproc3(mxKeyAlg2(mxKeyRotateLeftBits(mxKeyAddRR(mxKeyReverse(mxKeyRotEnc2(p2kproc3(mxKeyByBitEnc(mxKeySwapBitsD(changeDuplicates(mxKeyRotEnc(mxKeyAlg1(mxKeySwapBitsE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p2kproc3(mxKeySwapBitsE(mxKeyRotEnc(mxKeyXor(mxKeySwapBitsD(mxKeySwapBitsD(mxKeySwapBitsRound(mxKeySwapBitsD(mxKeySwapBitsD(mxKeySwapMinors3(mxKeyRotateLeftBits(mxKeyAlg2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XorB(mxKeyXorB(mxKeyXorRR(mxKeySwapBitsD(p2kproc3(mxKeySwapBitsF(mxKeySwapBitsRound(mxKeyXorRR(mxKeyXor(mxKeyByBitEnc(mxKeySwapBitsEE2(changeDuplicates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wapBitsE(mxKeyRotateLeftBits(changeDuplicatesB(mxKeySwapBitsEE2(changeDuplicatesB(mxKeySwapBitsG(mxKeyNot(mxKeySwapBitsG(mxKeyXorB(mxKeySwapBitsD(changeDuplicates(mxKeyAlg2(mxKeyXo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wapBitsRound(mxKeyXorRR(mxKeyReverse(mxKeyAlg2(mxKeyByBitEnc(mxKeyReverseBits(mxKeyXorB(mxKeyNot(mxKeySwapBitsE(mxKeySwapMinors3(mxKeySwapBitsRound(mxKeyByBitEnc(mxKeySwapBits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SwapBitsG(changeDuplicatesC2(mxKeySwapMinors3(mxKeyRotateLeftBits(mxKeyRotEnc(mxKeySwapBitsE(mxKeySwapBitsRound(mxKeyAlg1(mxKeyXor(mxKeyRotateLeftBits(changeDuplicatesC2(mxKeySwapBitsD(mxKeySwapMinors3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Alg2(mxKeyAlg1(mxKeySwapBitsF(mxKeySwapMinors3(mxKeyXorB(mxKeyRotEnc(mxKeySwapBitsE(mxKeySwapBitsF(mxKeySwapBitsD(mxKeyReverse(mxKeyXor(mxKeySwapBitsD(changeDuplicatesB(mxKeySwapBit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mxKeyRotateLeftBits(changeDuplicatesB(mxKeyNot(mxKeyRotEnc2(mxKeySwapBitsE(mxKeySwapBitsEE2(mxKeySwapBitsD(mxKeyNot(changeDuplicates(mxKeySwapBitsD(mxKeySwapBitsD(mxKeySwapBitsD(mxKeyAlg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Alg1(mxKeyRotEnc2(changeDuplicatesC2(mxKeyNot(mxKeyXor(mxKeyRotEnc(mxKeyReverseBits(mxKeyAlg1(mxKeySwapBitsRound(mxKeyByBitEnc(mxKeyRotateLeftBits(mxKeyRotEnc2(mxKeyAddR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mxKeyXor(mxKeyXor(changeDuplicatesC2(mxKeySwapBitsRound(mxKeySwapBitsRound(mxKeyByBitEnc(mxKeyRotEnc2(mxKeyNot(mxKeySwapBitsE(changeDuplicatesC2(p2kproc3(changeDuplicatesB(mxKeyReverseBits(mxKeyReverse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SwapBitsF(mxKeyByBitEnc(mxKeySwapBitsG(p2kproc3(mxKeyXorRR(mxKeyReverseBits(mxKeySwapMinors3(mxKeyByBitEnc(changeDuplicates(mxKeySwapBitsG(mxKeySwapBitsE(mxKeySwapBitsG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RotEnc2(mxKeyXorRR(mxKeyAlg2(changeDuplicatesC2(mxKeySwapBitsE(mxKeyRotateLeftBits(p2kproc3(p2kproc3(mxKeySwapBitsG(mxKeyAlg1(mxKeyReverseBits(mxKeyXorB(mxKeySwapBitsD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RotateLeftBits(mxKeyRotateLeftBits(mxKeySwapMinors3(mxKeyNot(changeDuplicatesB(mxKeyNot(mxKeySwapBitsEE2(mxKeySwapBitsF(mxKeyReverse(mxKeySwapMinors3(mxKeyXorRR(mxKeyRotEnc(changeDuplicate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XorRR(changeDuplicatesB(mxKeySwapBitsG(mxKeyByBitEnc(changeDuplicatesC2(changeDuplicatesC2(mxKeySwapBitsEE2(mxKeyXorRR(mxKeyReverseBits(mxKeySwapBitsD(mxKeyAlg2(mxKeySwapBitsE(p2kproc3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changeDuplicates(mxKeySwapBitsRound(mxKeyXor(mxKeyReverse(mxKeyXorRR(mxKeyXorB(mxKeyRotateLeftBits(mxKeySwapMinors3(mxKeyRotEnc(changeDuplicates(p2kproc3(mxKeyXorRR(mxKeyAlg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mxKeyRotEnc(mxKeySwapBitsF(mxKeyXorRR(p2kproc3(changeDuplicatesC2(changeDuplicatesC2(mxKeyRotEnc(mxKeyByBitEnc(p2kproc3(mxKeyXorRR(mxKeyXorRR(mxKeyRotEnc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RotEnc(changeDuplicatesC2(mxKeySwapBitsRound(mxKeyByBitEnc(mxKeyXor(mxKeySwapBitsEE2(mxKeyNot(mxKeySwapMinors3(p2kproc3(mxKeyReverse(mxKeyReverseBits(mxKeySwapBitsF(mxKeyAdd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SwapBitsD(mxKeySwapBitsE(mxKeyReverse(changeDuplicatesB(mxKeyReverse(mxKeyRotateLeftBits(mxKeySwapBitsD(mxKeyRotEnc2(mxKeyXorB(changeDuplicatesC2(changeDuplicates(mxKeyAlg1(mxKeySwapMinors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mxKeySwapBitsEE2(mxKeySwapBitsRound(mxKeyXor(mxKeyRotateLeftBits(mxKeySwapBitsG(mxKeyXorRR(mxKeyReverse(mxKeyReverseBits(mxKeyNot(mxKeyXorRR(mxKeyAddRR(changeDuplicates(mxKeyRotEn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SwapBitsE(mxKeyAddRR(mxKeyReverseBits(p2kproc3(mxKeySwapBitsG(mxKeySwapBitsE(mxKeyXorB(mxKeyAddRR(mxKeyRotEnc2(mxKeySwapBitsEE2(mxKeyAlg1(mxKeyXorB(changeDuplicatesB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Alg2(mxKeySwapBitsE(changeDuplicates(mxKeyXorRR(mxKeyAddRR(mxKeyXor(mxKeyAlg1(mxKeyByBitEnc(mxKeySwapBitsG(mxKeyByBitEnc(changeDuplicatesC2(changeDuplicates(mxKeyRotateLeftBits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SwapBitsE(mxKeySwapBitsF(mxKeyRotEnc2(changeDuplicates(mxKeySwapBitsG(mxKeyReverseBits(mxKeyRotateLeftBits(mxKeyRotEnc(mxKeyRotEnc2(mxKeySwapMinors3(mxKeySwapBitsRound(mxKeySwapBitsRound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SwapBitsF(mxKeySwapBitsE(changeDuplicates(mxKeyAlg2(changeDuplicatesC2(mxKeySwapBitsRound(changeDuplicatesC2(mxKeyNot(mxKeySwapBitsRound(mxKeyAlg2(mxKeyRotateLeftBits(p2kproc3(mxKeyNot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XorB(mxKeyNot(mxKeyRotateLeftBits(mxKeySwapBitsEE2(mxKeyAlg2(p2kproc3(mxKeyByBitEnc(p2kproc3(p2kproc3(changeDuplicates(mxKeySwapBitsEE2(mxKeyXorB(mxKeySwapBitsG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Alg1(mxKeyNot(mxKeyXor(mxKeyAddRR(mxKeyNot(changeDuplicatesC2(mxKeyReverse(mxKeyByBitEnc(mxKeyReverse(changeDuplicatesB(mxKeyRotEnc(mxKeyXorRR(mxKeyRotEn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XorRR(mxKeyXor(mxKeyRotateLeftBits(mxKeySwapBitsEE2(mxKeyXorRR(mxKeySwapMinors3(mxKeyRotEnc(mxKeyAddRR(mxKeySwapBitsD(mxKeyByBitEnc(changeDuplicatesB(changeDuplicates(mxKeyNot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Not(mxKeyXorRR(mxKeyRotateLeftBits(mxKeyAlg2(mxKeyXorB(changeDuplicatesC2(changeDuplicatesC2(mxKeySwapMinors3(mxKeySwapMinors3(mxKeyByBitEnc(mxKeyNot(mxKeyAlg1(p2kproc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Not(mxKeySwapBitsD(mxKeySwapBitsEE2(mxKeyAddRR(changeDuplicates(mxKeySwapBitsG(mxKeyXor(mxKeyXorB(mxKeySwapBitsEE2(mxKeySwapBitsEE2(mxKeyByBitEnc(mxKeyAlg1(changeDuplicatesB(mxKeyRotateLeft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SwapBitsEE2(changeDuplicatesB(changeDuplicatesC2(mxKeySwapMinors3(mxKeySwapMinors3(mxKeyRotateLeftBits(mxKeyReverse(mxKeyNot(p2kproc3(mxKeyReverseBits(mxKeySwapBitsRound(mxKeyXorRR(mxKeySwapBitsG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p2kproc3(mxKeyXorB(mxKeySwapBitsEE2(mxKeySwapBitsEE2(mxKeyAlg2(changeDuplicatesC2(mxKeyByBitEnc(mxKeyXor(mxKeyAlg2(mxKeySwapMinors3(changeDuplicatesB(mxKeyReverse(mxKeyRotEn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ByBitEnc(mxKeyRotEnc(mxKeyAddRR(mxKeySwapBitsEE2(mxKeyNot(changeDuplicatesC2(changeDuplicates(mxKeySwapBitsRound(mxKeySwapBitsG(mxKeyNot(changeDuplicatesB(mxKeyAddRR(changeDuplicates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SwapMinors3(mxKeySwapMinors3(mxKeyXorRR(mxKeyNot(mxKeyXorRR(mxKeyXorB(mxKeyAlg2(mxKeyByBitEnc(changeDuplicatesB(mxKeyAlg1(mxKeyXorB(mxKeyByBitEnc(mxKeyRotEn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p2kproc3(mxKeyNot(changeDuplicatesC2(mxKeyXor(mxKeyRotEnc(mxKeyNot(changeDuplicatesB(mxKeySwapMinors3(mxKeySwapBitsE(mxKeySwapBitsEE2(mxKeySwapBitsE(mxKeyRotateLeftBits(mxKeyAdd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Alg2(mxKeyXor(mxKeyReverse(mxKeySwapBitsD(mxKeyRotEnc2(mxKeyAlg1(mxKeyXorRR(mxKeyReverse(mxKeyXor(mxKeyXorRR(mxKeySwapBitsF(p2kproc3(changeDuplicatesB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changeDuplicatesC2(mxKeyRotEnc(mxKeyXor(mxKeyRotEnc(mxKeySwapMinors3(mxKeyAlg1(mxKeyAlg2(mxKeySwapMinors3(mxKeySwapMinors3(mxKeySwapBitsF(mxKeyNot(mxKeyReverseBits(mxKeyRo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RotateLeftBits(mxKeySwapBitsG(mxKeySwapBitsG(mxKeySwapBitsEE2(mxKeyAddRR(mxKeyAlg1(changeDuplicatesC2(mxKeyAddRR(mxKeySwapMinors3(mxKeyRotEnc(mxKeySwapBitsD(changeDuplicatesB(mxKeySwapBit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AddRR(mxKeySwapBitsD(mxKeyAlg2(mxKeySwapBitsEE2(p2kproc3(mxKeyRotEnc2(mxKeyByBitEnc(mxKeyRotateLeftBits(mxKeySwapBitsE(mxKeySwapMinors3(mxKeySwapBitsD(mxKeyAlg2(mxKeyNot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XorB(mxKeyRotEnc(mxKeySwapBitsD(mxKeySwapBitsG(mxKeyXor(mxKeyReverse(mxKeyReverse(mxKeySwapBitsE(mxKeySwapBitsG(changeDuplicatesC2(mxKeySwapBitsG(mxKeySwapBitsG(mxKeyRotateLeft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RotEnc2(changeDuplicatesB(mxKeySwapBitsEE2(changeDuplicatesB(mxKeyAlg1(mxKeyXor(changeDuplicates(mxKeyRotEnc2(p2kproc3(mxKeyRotateLeftBits(mxKeyRotEnc(mxKeyAlg2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Alg1(mxKeySwapBitsG(mxKeyReverseBits(mxKeyXor(changeDuplicates(p2kproc3(mxKeyAddRR(mxKeyRotEnc(mxKeySwapMinors3(mxKeySwapBitsF(mxKeyAddRR(mxKeySwapBitsF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SwapBitsE(mxKeyAlg2(mxKeyRotateLeftBits(mxKeySwapBitsG(mxKeySwapBitsD(mxKeyNot(mxKeySwapBitsE(mxKeySwapBitsG(changeDuplicatesB(mxKeyReverse(mxKeySwapBitsD(mxKeySwapBitsE(mxKeyRotateLeftBit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ByBitEnc(mxKeyAddRR(mxKeyRotEnc2(changeDuplicatesB(mxKeyByBitEnc(mxKeyByBitEnc(changeDuplicatesC2(mxKeySwapBitsD(mxKeySwapMinors3(mxKeySwapBitsD(p2kproc3(mxKeyAlg1(mxKeySwapBit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RotEnc(mxKeyReverse(mxKeyNot(mxKeySwapBitsG(changeDuplicatesC2(mxKeyByBitEnc(mxKeySwapMinors3(mxKeySwapBitsF(mxKeyAlg1(mxKeySwapMinors3(mxKeyRotateLeftBits(mxKeySwapMinors3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RotateLeftBits(mxKeyRotEnc(mxKeyByBitEnc(mxKeySwapMinors3(mxKeySwapBitsEE2(mxKeyXorRR(mxKeySwapBitsE(mxKeySwapBitsRound(mxKeySwapBitsEE2(p2kproc3(mxKeySwapBitsG(mxKeyByBitEnc(mxKeySwapBits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(mxKeySwapMinors3(mxKeyAlg1(mxKeyNot(mxKeyXorB(mxKeySwapBitsG(mxKeySwapBitsE(changeDuplicatesB(changeDuplicatesB(mxKeySwapBitsG(mxKeyReverse(mxKeySwapMinors3(mxKeySwapBitsD(mxKeyRotateLeftBit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XorRR(mxKeyReverseBits(mxKeyXorB(mxKeyNot(p2kproc3(mxKeyReverse(mxKeySwapBitsD(mxKeyRotEnc2(mxKeySwapBitsE(mxKeyRotEnc2(mxKeyXorRR(mxKeyRotEnc2(changeDuplicatesB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Alg2(mxKeySwapBitsF(mxKeySwapMinors3(mxKeySwapBitsF(mxKeySwapBitsEE2(mxKeySwapBitsD(mxKeyRotEnc2(mxKeyXorB(mxKeyAlg2(mxKeyRotateLeftBits(mxKeyReverseBits(changeDuplicates(changeDuplicatesB(mxKeySwapBitsF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SwapBitsG(mxKeyAlg2(mxKeyAlg2(changeDuplicatesC2(mxKeyAlg2(mxKeyXorB(mxKeyRotEnc2(mxKeyAlg2(changeDuplicates(mxKeySwapBitsD(mxKeySwapBitsE(mxKeyRotEnc(mxKeyXor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ReverseBits(mxKeyRotEnc(mxKeyAlg1(mxKeyAlg1(mxKeySwapBitsRound(mxKeyAlg1(mxKeySwapBitsRound(mxKeyNot(mxKeySwapBitsF(mxKeyNot(mxKeySwapBitsEE2(mxKeyXorRR(changeDuplicate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mxKeyXor(mxKeyReverseBits(mxKeySwapBitsE(changeDuplicates(mxKeyRotEnc2(mxKeyAlg2(p2kproc3(mxKeySwapBitsG(changeDuplicatesB(mxKeyByBitEnc(mxKeySwapBitsRound(mxKeySwapBitsF(mxKeyAlg1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changeDuplicatesC2(mxKeyAlg1(mxKeyReverse(mxKeySwapBitsD(mxKeyNot(p2kproc3(mxKeySwapBitsEE2(mxKeySwapBitsG(mxKeySwapBitsRound(mxKeySwapBitsG(mxKeySwapMinors3(mxKeyNot(mxKeyAlg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AddRR(mxKeySwapBitsG(mxKeySwapBitsF(mxKeySwapBitsG(mxKeyByBitEnc(p2kproc3(mxKeyXor(mxKeyReverseBits(mxKeyReverse(mxKeyNot(changeDuplicatesC2(mxKeySwapMinors3(changeDuplicatesB(mxKeySwapBit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RotEnc2(mxKeySwapBitsEE2(mxKeyXorB(mxKeyAlg2(mxKeySwapBitsG(mxKeyNot(mxKeyXor(mxKeyReverseBits(mxKeySwapBitsF(changeDuplicatesB(mxKeySwapBitsD(mxKeyNot(mxKeyRotateLeft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SwapMinors3(changeDuplicates(mxKeySwapBitsE(mxKeyRotateLeftBits(mxKeyRotEnc2(mxKeyXor(mxKeySwapBitsEE2(mxKeyRotEnc2(mxKeyReverseBits(mxKeyReverseBits(changeDuplicates(changeDuplicates(mxKeyXo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(mxKeyAddRR(mxKeySwapBitsEE2(mxKeyByBitEnc(mxKeySwapMinors3(p2kproc3(mxKeyAlg2(mxKeySwapBitsRound(p2kproc3(mxKeyRotEnc(changeDuplicates(mxKeySwapBitsD(changeDuplicates(mxKeyXor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SwapBitsG(mxKeyAddRR(mxKeyAddRR(mxKeyRotEnc(mxKeySwapBitsF(mxKeySwapBitsE(mxKeySwapBitsRound(mxKeySwapBitsF(p2kproc3(p2kproc3(mxKeyAlg2(p2kproc3(changeDuplicatesB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SwapBitsD(mxKeyRotateLeftBits(mxKeyXorRR(mxKeySwapMinors3(mxKeyRotateLeftBits(mxKeyRotEnc(mxKeySwapBitsE(mxKeyXorB(mxKeyReverse(mxKeyReverse(mxKeyRotEnc2(mxKeyRotEnc(mxKeySwapBitsF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Reverse(mxKeySwapBitsG(changeDuplicatesB(mxKeySwapBitsG(mxKeySwapBitsF(mxKeyAlg1(mxKeyRotEnc(p2kproc3(mxKeyRotateLeftBits(mxKeySwapBitsE(mxKeyRotateLeftBits(mxKeyAlg2(mxKeyXorB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changeDuplicatesB(mxKeyAddRR(mxKeySwapBitsEE2(mxKeyXor(mxKeySwapBitsRound(mxKeyRotEnc(mxKeySwapBitsEE2(mxKeySwapBitsD(changeDuplicates(mxKeyNot(mxKeySwapMinors3(mxKeyAlg1(changeDuplicate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changeDuplicatesB(changeDuplicatesC2(p2kproc3(changeDuplicatesB(mxKeySwapMinors3(mxKeyRotEnc(mxKeySwapBitsF(mxKeyAlg1(mxKeyRotEnc(mxKeyReverseBits(mxKeyAlg1(mxKeySwapMinors3(changeDuplicatesB(mxKeyRever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SwapBitsG(mxKeyNot(mxKeyRotateLeftBits(mxKeyRotEnc2(mxKeySwapBitsF(mxKeyRotEnc(mxKeyAlg2(mxKeyNot(mxKeySwapBitsD(mxKeySwapBitsF(mxKeyReverse(mxKeyRotateLeftBits(changeDuplicatesB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changeDuplicatesB(mxKeyXorB(mxKeyReverse(mxKeyRotEnc2(mxKeyByBitEnc(mxKeySwapMinors3(mxKeySwapBitsEE2(changeDuplicates(mxKeyXor(mxKeyNot(mxKeySwapMinors3(mxKeyRotEnc2(p2kproc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SwapBitsD(mxKeySwapBitsE(mxKeyByBitEnc(p2kproc3(changeDuplicates(mxKeySwapMinors3(mxKeyRotEnc(mxKeyAddRR(p2kproc3(mxKeySwapBitsG(mxKeyAddRR(mxKeyXorRR(changeDuplicate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RotEnc2(mxKeyXorRR(mxKeyXor(mxKeySwapBitsF(mxKeySwapBitsF(mxKeySwapBitsE(mxKeySwapBitsD(mxKeySwapBitsF(mxKeyReverseBits(mxKeySwapBitsE(mxKeySwapBitsEE2(mxKeySwapBitsRound(mxKeyAlg1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ByBitEnc(mxKeyAlg2(mxKeySwapMinors3(mxKeySwapBitsEE2(mxKeySwapMinors3(mxKeyXorRR(mxKeyAlg1(mxKeyReverse(mxKeyReverseBits(mxKeySwapBitsG(mxKeyXor(mxKeyAlg1(mxKeySwapBitsD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Not(changeDuplicatesC2(mxKeySwapBitsE(changeDuplicatesC2(mxKeyXor(mxKeySwapBitsD(mxKeyAlg2(mxKeySwapBitsG(mxKeySwapBitsD(changeDuplicatesC2(mxKeyByBitEnc(mxKeyReverseBits(changeDuplicates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SwapBitsG(mxKeyAlg1(changeDuplicatesB(mxKeyAlg2(mxKeyAddRR(mxKeyAlg1(mxKeyRotateLeftBits(mxKeyAlg1(mxKeyAlg2(mxKeySwapBitsF(mxKeyReverseBits(mxKeyReverse(p2kproc3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SwapBitsF(mxKeySwapBitsD(mxKeyNot(mxKeyAlg2(mxKeyXorRR(mxKeyNot(mxKeyReverse(mxKeyByBitEnc(mxKeyRotEnc(mxKeySwapBitsEE2(mxKeyAddRR(p2kproc3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SwapBitsRound(mxKeyXorRR(mxKeySwapBitsG(mxKeyAddRR(mxKeyXorRR(mxKeyXor(mxKeyReverse(changeDuplicatesB(mxKeyAlg1(mxKeyRotEnc2(mxKeySwapBitsF(mxKeySwapBitsD(p2kproc3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SwapBitsEE2(mxKeySwapBitsG(mxKeySwapBitsF(p2kproc3(mxKeyRotateLeftBits(mxKeySwapBitsEE2(mxKeyAddRR(mxKeyRotEnc2(mxKeySwapBitsE(changeDuplicates(mxKeyXor(mxKeyReverse(mxKeyRevers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RotEnc2(mxKeyReverseBits(mxKeySwapBitsEE2(mxKeyReverse(mxKeySwapBitsRound(mxKeySwapBitsF(mxKeyXorB(mxKeySwapBitsRound(mxKeySwapBitsEE2(mxKeyAddRR(mxKeyReverseBits(mxKeySwapBitsRound(mxKeyAlg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RotEnc2(changeDuplicatesB(mxKeyRotEnc2(mxKeyByBitEnc(mxKeySwapBitsE(mxKeyRotEnc(mxKeyRotateLeftBits(mxKeyXorRR(mxKeySwapBitsG(mxKeyRotateLeftBits(mxKeySwapMinors3(mxKeySwapBitsG(mxKeyRever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SwapBitsD(mxKeyXor(mxKeySwapBitsG(changeDuplicatesC2(mxKeyXorRR(mxKeyXorRR(changeDuplicatesC2(mxKeyRotateLeftBits(mxKeySwapBitsG(changeDuplicatesC2(mxKeyRotEnc(mxKeyRotEnc(mxKeyXorB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ReverseBits(mxKeyXorRR(mxKeyAlg1(mxKeyReverseBits(mxKeyRotEnc(changeDuplicates(mxKeyXorB(mxKeySwapBitsD(changeDuplicatesB(mxKeySwapBitsG(mxKeySwapBitsD(mxKeySwapBitsRound(mxKeyRo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RotEnc(changeDuplicatesB(mxKeyNot(mxKeySwapBitsE(mxKeySwapBitsD(mxKeyNot(mxKeySwapBitsEE2(mxKeySwapBitsG(mxKeyAddRR(mxKeyRotEnc2(changeDuplicatesC2(mxKeySwapBitsRound(mxKeyNot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changeDuplicatesB(mxKeyAddRR(mxKeyAddRR(mxKeySwapBitsE(mxKeyRotateLeftBits(mxKeyReverse(mxKeyXor(mxKeyXorRR(mxKeyRotEnc(mxKeyRotateLeftBits(mxKeyNot(mxKeySwapBitsEE2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changeDuplicates(p2kproc3(mxKeyAddRR(changeDuplicatesB(mxKeyReverseBits(mxKeySwapBitsE(mxKeyAddRR(p2kproc3(mxKeyRotEnc2(mxKeySwapBitsD(changeDuplicatesC2(mxKeyXor(changeDuplicates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SwapMinors3(p2kproc3(changeDuplicates(mxKeyAlg2(changeDuplicatesC2(mxKeyReverseBits(mxKeyAlg1(mxKeyNot(mxKeySwapBitsG(mxKeySwapBitsG(mxKeyRotateLeftBits(changeDuplicatesB(changeDuplicatesB(mxKeySwapBitsG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RotEnc2(mxKeyXorB(mxKeySwapBitsRound(mxKeySwapBitsD(mxKeyByBitEnc(mxKeySwapBitsD(mxKeySwapBitsEE2(changeDuplicatesC2(mxKeySwapBitsRound(changeDuplicatesC2(mxKeyNot(mxKeyXorRR(mxKeySwapBits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SwapBitsD(mxKeyByBitEnc(mxKeyRotEnc2(mxKeySwapBitsG(mxKeySwapBitsRound(mxKeySwapMinors3(mxKeySwapBitsF(mxKeyRotEnc(changeDuplicatesB(mxKeyByBitEnc(mxKeyReverseBits(p2kproc3(mxKeyAlg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XorB(mxKeySwapMinors3(changeDuplicates(mxKeyNot(mxKeySwapMinors3(mxKeySwapBitsE(mxKeySwapBitsEE2(mxKeyXor(mxKeyRotEnc(mxKeyAddRR(changeDuplicates(mxKeyXorB(mxKeyRotEn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Alg2(mxKeyAlg2(p2kproc3(changeDuplicatesC2(changeDuplicatesB(mxKeyByBitEnc(mxKeySwapBitsRound(mxKeySwapBitsG(mxKeyRotEnc(mxKeyXor(mxKeyAlg2(p2kproc3(changeDuplicatesB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otEnc(mxKeyNot(mxKeyRotEnc2(mxKeyReverse(mxKeyRotEnc2(mxKeySwapMinors3(mxKeyByBitEnc(mxKeyByBitEnc(mxKeySwapMinors3(mxKeyAlg1(mxKeyXorRR(changeDuplicatesB(mxKeySwapMinors3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p2kproc3(mxKeySwapBitsEE2(mxKeyAlg2(mxKeySwapBitsE(mxKeyByBitEnc(mxKeyAlg2(mxKeyAddRR(mxKeyByBitEnc(mxKeyXorRR(mxKeyAlg2(mxKeyAlg2(changeDuplicates(mxKeyAlg1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Reverse(mxKeyXorRR(mxKeyAlg1(mxKeyRotEnc(changeDuplicatesC2(mxKeyRotateLeftBits(mxKeySwapMinors3(mxKeyXorB(mxKeyRotateLeftBits(changeDuplicatesB(mxKeySwapBitsEE2(mxKeyByBitEnc(mxKeyRo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ReverseBits(mxKeyRotEnc2(mxKeyRotEnc2(changeDuplicatesC2(mxKeySwapBitsE(mxKeyAlg2(mxKeyRotateLeftBits(mxKeySwapBitsE(mxKeySwapBitsD(mxKeyXor(mxKeySwapMinors3(changeDuplicates(mxKeyNot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SwapBitsRound(mxKeyAddRR(mxKeyRotEnc2(mxKeyAddRR(mxKeyAlg1(mxKeyReverse(p2kproc3(mxKeySwapBitsRound(mxKeyXorRR(changeDuplicatesC2(mxKeySwapBitsD(mxKeySwapBitsG(mxKeySwapMinors3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SwapBitsRound(mxKeyAlg1(mxKeyRotEnc(mxKeyReverse(mxKeySwapBitsD(mxKeySwapBitsG(mxKeySwapBitsEE2(mxKeySwapBitsF(mxKeyRotEnc(mxKeySwapMinors3(mxKeyByBitEnc(mxKeySwapBitsD(mxKeySwapBitsRoun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changeDuplicatesB(p2kproc3(mxKeySwapBitsF(mxKeySwapBitsD(mxKeyReverseBits(mxKeyReverse(mxKeySwapBitsD(mxKeyReverse(mxKeySwapMinors3(mxKeyReverse(mxKeyReverse(mxKeySwapBitsD(mxKeyRotateLeftBit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SwapBitsE(mxKeyAddRR(changeDuplicates(mxKeyXor(mxKeySwapBitsF(mxKeyNot(mxKeyXorRR(mxKeySwapBitsEE2(mxKeyRotateLeftBits(changeDuplicates(mxKeyAlg2(mxKeyByBitEnc(mxKeyXo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changeDuplicatesB(mxKeyXor(mxKeyRotEnc(mxKeySwapBitsG(mxKeyNot(mxKeyRotEnc2(changeDuplicatesB(mxKeyByBitEnc(mxKeyRotateLeftBits(mxKeyRotEnc2(mxKeyReverse(changeDuplicatesB(mxKeySwapBitsG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RotateLeftBits(mxKeyReverseBits(mxKeyAlg1(mxKeyReverse(mxKeyAddRR(mxKeyRotateLeftBits(mxKeyXorB(mxKeySwapBitsD(p2kproc3(changeDuplicatesC2(mxKeyXorRR(mxKeyNot(mxKeyRotateLeft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Xor(mxKeyRotEnc2(mxKeyNot(p2kproc3(mxKeyByBitEnc(mxKeySwapBitsF(changeDuplicatesB(mxKeyXorRR(mxKeyByBitEnc(mxKeySwapBitsE(mxKeyXorB(mxKeySwapBitsRound(changeDuplicate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SwapBitsF(mxKeyReverseBits(mxKeyAddRR(mxKeyXor(mxKeyAlg1(mxKeyAddRR(changeDuplicatesC2(mxKeyAlg2(mxKeyXor(mxKeySwapBitsE(mxKeySwapBitsRound(mxKeyXorRR(changeDuplicates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ReverseBits(mxKeyXorRR(mxKeySwapBitsE(mxKeySwapBitsE(p2kproc3(mxKeyAlg2(mxKeyReverse(mxKeyNot(mxKeyXor(mxKeyXorB(mxKeyXorB(mxKeySwapBitsE(mxKeyRotEnc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mxKeyAlg2(mxKeySwapBitsF(mxKeyRotEnc2(changeDuplicatesC2(changeDuplicatesC2(mxKeySwapBitsEE2(mxKeyAlg1(mxKeySwapMinors3(mxKeyRotEnc2(p2kproc3(mxKeyAddRR(mxKeySwapBitsG(mxKeySwapMinors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SwapBitsD(mxKeySwapBitsF(mxKeyXor(mxKeyReverse(changeDuplicatesC2(mxKeyAlg2(mxKeyReverse(mxKeySwapBitsD(changeDuplicatesC2(p2kproc3(mxKeyAlg2(mxKeyRotateLeftBits(mxKeySwapBitsF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SwapBitsG(mxKeySwapMinors3(mxKeySwapBitsE(mxKeySwapBitsG(changeDuplicatesC2(mxKeyRotEnc(mxKeyXorB(mxKeySwapMinors3(mxKeyReverse(mxKeySwapBitsF(mxKeyXor(mxKeySwapBitsF(changeDuplicatesB(mxKeyRotateLeft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SwapBitsE(mxKeySwapBitsE(mxKeySwapBitsD(mxKeyXorRR(mxKeySwapBitsG(mxKeySwapMinors3(mxKeySwapBitsE(mxKeyRotateLeftBits(mxKeySwapBitsD(mxKeyRotateLeftBits(mxKeyXorB(mxKeyNot(changeDuplicatesC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changeDuplicatesC2(changeDuplicates(mxKeyRotateLeftBits(mxKeyRotateLeftBits(mxKeySwapBitsG(mxKeySwapBitsF(mxKeySwapBitsD(mxKeyReverseBits(mxKeySwapBitsG(mxKeyByBitEnc(mxKeySwapBitsRound(mxKeyRotateLeftBits(mxKeyXor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SwapBitsE(changeDuplicates(mxKeyAlg2(mxKeyXorB(mxKeyRotEnc2(mxKeySwapBitsF(mxKeySwapBitsF(mxKeyReverseBits(mxKeyNot(changeDuplicatesC2(mxKeyXor(mxKeySwapBitsD(mxKeySwapMinors3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changeDuplicatesC2(mxKeySwapBitsG(mxKeyXorB(mxKeyAddRR(mxKeySwapBitsE(mxKeyReverseBits(changeDuplicatesC2(mxKeyNot(p2kproc3(mxKeyReverse(mxKeySwapBitsG(mxKeyXor(changeDuplicate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ReverseBits(mxKeySwapBitsE(mxKeyAlg2(mxKeySwapBitsRound(mxKeyByBitEnc(p2kproc3(mxKeyAddRR(mxKeyRotateLeftBits(mxKeyReverseBits(mxKeyRotEnc2(mxKeyReverse(mxKeyRotEnc(mxKeyXor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Alg1(mxKeyAddRR(mxKeySwapBitsE(mxKeyRotateLeftBits(mxKeyAddRR(mxKeyAlg2(mxKeySwapBitsG(mxKeyNot(mxKeyAddRR(mxKeyRotEnc2(mxKeySwapBitsRound(changeDuplicates(mxKeyRever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Xor(mxKeyReverse(changeDuplicatesB(mxKeySwapBitsRound(mxKeyRotEnc(changeDuplicates(mxKeySwapBitsE(mxKeyAlg2(mxKeyRotateLeftBits(mxKeyReverseBits(changeDuplicates(mxKeyRotateLeftBits(changeDuplicates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XorRR(mxKeyXorRR(mxKeySwapBitsEE2(p2kproc3(changeDuplicatesC2(p2kproc3(mxKeySwapBitsG(mxKeyAlg1(mxKeySwapBitsRound(mxKeySwapBitsG(mxKeySwapBitsD(mxKeyAlg1(mxKeyXo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p2kproc3(mxKeyRotateLeftBits(mxKeyAlg1(mxKeyAddRR(mxKeyXor(mxKeyRotEnc(p2kproc3(mxKeySwapBitsE(p2kproc3(mxKeyRotEnc2(mxKeyAddRR(mxKeySwapBitsD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Xor(mxKeyReverse(mxKeyRotateLeftBits(mxKeyRotateLeftBits(p2kproc3(mxKeyRotEnc(mxKeyRotEnc(mxKeySwapBitsD(changeDuplicates(mxKeyReverse(mxKeyNot(changeDuplicatesC2(mxKeySwapBit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Alg1(mxKeySwapBitsF(p2kproc3(mxKeyAlg2(mxKeyXorRR(mxKeyRotEnc(mxKeyRotateLeftBits(mxKeySwapBitsG(mxKeySwapBitsD(mxKeyReverseBits(mxKeySwapMinors3(changeDuplicatesB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changeDuplicatesC2(mxKeyAlg1(changeDuplicatesC2(mxKeySwapBitsG(mxKeySwapBitsRound(mxKeyReverse(mxKeySwapMinors3(mxKeyAlg1(mxKeyRotateLeftBits(changeDuplicates(mxKeyNot(mxKeySwapBitsD(mxKeyAdd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p2kproc3(changeDuplicatesC2(mxKeyRotateLeftBits(mxKeySwapBitsG(mxKeyAlg1(changeDuplicatesC2(mxKeyReverseBits(mxKeyByBitEnc(mxKeySwapBitsEE2(mxKeyXor(mxKeySwapBitsG(mxKeySwapBitsD(mxKeyAlg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SwapBitsRound(mxKeyAddRR(mxKeyXorB(mxKeyXorB(mxKeyReverse(changeDuplicatesC2(mxKeyAlg2(mxKeySwapMinors3(mxKeyXorRR(mxKeyReverseBits(mxKeyRotateLeftBits(mxKeySwapBitsG(changeDuplicate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Alg2(mxKeySwapBitsD(mxKeySwapBitsG(mxKeyReverseBits(mxKeySwapBitsF(p2kproc3(p2kproc3(mxKeyReverseBits(p2kproc3(mxKeyXor(mxKeySwapBitsG(mxKeyReverseBits(mxKeyAlg1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ByBitEnc(p2kproc3(mxKeySwapBitsRound(mxKeyReverseBits(mxKeySwapMinors3(mxKeyXorRR(mxKeySwapBitsG(mxKeyAddRR(mxKeyAlg1(mxKeyRotEnc2(mxKeyReverseBits(mxKeySwapBitsD(mxKeySwapBitsG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Alg1(mxKeySwapBitsD(mxKeyRotEnc(mxKeyXorB(mxKeyXorRR(mxKeyAddRR(mxKeyXor(changeDuplicatesB(mxKeyReverse(mxKeySwapBitsE(mxKeyReverse(mxKeySwapBitsF(changeDuplicates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RotateLeftBits(mxKeyNot(mxKeyReverse(mxKeyRotEnc(mxKeyNot(mxKeyReverse(mxKeyRotEnc(mxKeyRotEnc(mxKeyRotEnc(mxKeyReverseBits(mxKeySwapBitsF(changeDuplicatesB(mxKeySwapBitsG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RotEnc2(mxKeyAlg2(mxKeyAlg2(mxKeySwapBitsEE2(mxKeySwapBitsG(changeDuplicates(mxKeyReverse(changeDuplicates(changeDuplicatesC2(mxKeySwapBitsRound(mxKeyReverse(mxKeySwapBitsG(mxKeySwapBitsEE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Alg2(mxKeyRotEnc2(mxKeyByBitEnc(mxKeySwapBitsE(mxKeyAlg1(changeDuplicatesC2(mxKeySwapBitsG(changeDuplicates(changeDuplicatesB(changeDuplicatesC2(mxKeySwapBitsG(mxKeyReverseBits(mxKeyXor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SwapBitsF(mxKeyNot(mxKeySwapBitsE(mxKeyRotEnc(mxKeySwapBitsEE2(mxKeyRotEnc2(mxKeyReverseBits(mxKeyRotEnc2(mxKeySwapBitsEE2(mxKeyRotEnc(mxKeySwapBitsD(changeDuplicates(changeDuplicates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everse(mxKeyByBitEnc(mxKeyNot(mxKeyReverse(mxKeyXor(mxKeyByBitEnc(mxKeySwapBitsF(mxKeySwapBitsRound(mxKeySwapBitsG(mxKeyXor(changeDuplicates(mxKeyAlg1(mxKeySwapBitsG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RotEnc2(mxKeyRotEnc(mxKeySwapBitsG(mxKeyReverse(mxKeyByBitEnc(mxKeySwapBitsRound(mxKeySwapBitsEE2(mxKeyAlg2(changeDuplicatesC2(mxKeyRotEnc(mxKeyAlg1(mxKeyAddRR(changeDuplicates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RotateLeftBits(changeDuplicatesB(changeDuplicatesB(mxKeyXorB(mxKeySwapBitsRound(mxKeyAlg2(mxKeyXorRR(mxKeySwapBitsE(mxKeySwapBitsEE2(mxKeyAlg2(mxKeyRotateLeftBits(mxKeyNot(changeDuplicate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SwapBitsE(mxKeySwapBitsG(mxKeySwapBitsF(mxKeyXorB(mxKeyByBitEnc(mxKeyRotEnc2(mxKeySwapBitsRound(mxKeyByBitEnc(mxKeySwapBitsG(mxKeySwapMinors3(changeDuplicatesC2(mxKeyByBitEnc(changeDuplicate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Reverse(mxKeySwapBitsG(mxKeySwapBitsE(mxKeySwapMinors3(changeDuplicatesC2(mxKeySwapBitsE(mxKeyAlg1(mxKeyXorRR(mxKeySwapMinors3(mxKeyXorRR(mxKeySwapBitsF(mxKeyRotateLeftBits(mxKeyRotateLeftBit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changeDuplicatesB(mxKeyNot(changeDuplicatesB(mxKeyAddRR(mxKeyReverseBits(mxKeyXor(mxKeyRotateLeftBits(mxKeySwapMinors3(mxKeyXor(mxKeyXorRR(mxKeyAddRR(mxKeyRotEnc2(mxKeyAdd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SwapBitsEE2(mxKeyAlg2(mxKeyAddRR(changeDuplicates(mxKeySwapBitsG(mxKeySwapBitsE(mxKeyAddRR(mxKeyXorRR(mxKeyXorRR(mxKeyRotEnc2(changeDuplicatesB(mxKeyReverseBits(changeDuplicate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Alg1(mxKeyAlg2(mxKeySwapMinors3(mxKeyXorRR(mxKeySwapBitsRound(mxKeySwapBitsF(mxKeySwapBitsF(mxKeyXor(changeDuplicates(mxKeySwapBitsF(mxKeyAlg2(mxKeySwapMinors3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SwapBitsD(mxKeySwapBitsEE2(mxKeyNot(changeDuplicates(mxKeySwapMinors3(mxKeySwapBitsF(mxKeyReverse(mxKeySwapBitsG(mxKeyXorRR(mxKeyRotEnc(mxKeyNot(changeDuplicatesC2(mxKeyAdd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SwapBitsRound(mxKeySwapBitsF(mxKeyNot(mxKeyXorRR(mxKeyAddRR(mxKeySwapBitsE(mxKeyXorB(mxKeySwapBitsEE2(mxKeyRotEnc(mxKeyNot(mxKeyAddRR(mxKeyRotEnc(mxKeyXorR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AddRR(mxKeyXorB(changeDuplicatesC2(mxKeyXorRR(mxKeyRotateLeftBits(mxKeySwapBitsD(changeDuplicatesC2(changeDuplicatesC2(mxKeySwapBitsD(mxKeySwapBitsE(mxKeySwapBitsE(mxKeyXorB(changeDuplicatesB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RotateLeftBits(mxKeySwapBitsE(mxKeySwapBitsRound(mxKeyAlg1(mxKeyRotEnc2(mxKeyXorB(mxKeyRotEnc2(mxKeyXor(mxKeyReverseBits(mxKeySwapBitsD(mxKeySwapBitsF(changeDuplicatesB(mxKeyReverseBits(mxKeyReverse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RotateLeftBits(mxKeyAlg1(mxKeyRotEnc2(mxKeySwapMinors3(mxKeySwapBitsE(mxKeySwapBitsF(mxKeySwapBitsE(mxKeySwapBitsE(mxKeyAlg2(mxKeyXor(changeDuplicates(mxKeyRotateLeftBits(mxKeyNot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SwapBitsE(mxKeyAlg1(mxKeySwapBitsEE2(mxKeyAlg1(mxKeyXorRR(mxKeyAlg1(mxKeySwapMinors3(changeDuplicatesC2(mxKeyReverseBits(mxKeyRotEnc2(mxKeySwapBitsG(mxKeySwapBitsF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ReverseBits(mxKeySwapBitsG(mxKeyAddRR(mxKeySwapBitsG(mxKeyByBitEnc(mxKeyXorRR(mxKeySwapBitsG(mxKeyRotEnc(mxKeySwapBitsG(mxKeyXorB(mxKeyReverseBits(mxKeyNot(mxKeySwapBits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p2kproc3(mxKeySwapBitsG(mxKeyXorB(changeDuplicates(mxKeyByBitEnc(mxKeyNot(mxKeyNot(mxKeyAlg1(mxKeySwapBitsF(mxKeyReverse(mxKeyXorB(mxKeyAddRR(changeDuplicatesB(mxKeyRever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XorB(mxKeyRotEnc2(mxKeySwapMinors3(mxKeySwapBitsF(mxKeyAlg1(mxKeySwapBitsD(mxKeyByBitEnc(mxKeyRotateLeftBits(mxKeyRotEnc(mxKeyRotEnc(mxKeySwapBitsF(mxKeyXorRR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SwapBitsE(mxKeyRotEnc2(mxKeySwapBitsE(mxKeyAlg2(mxKeyXor(mxKeySwapBitsRound(mxKeyAddRR(mxKeyRotEnc2(mxKeyReverse(mxKeySwapBitsEE2(mxKeySwapBitsE(mxKeyXorRR(mxKeyAlg1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Xor(p2kproc3(mxKeyAlg1(mxKeyAddRR(mxKeyAddRR(mxKeySwapBitsG(mxKeyXorRR(changeDuplicatesB(mxKeySwapBitsG(mxKeyRotEnc(mxKeySwapBitsD(changeDuplicates(mxKeyAlg1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RotEnc(changeDuplicatesC2(mxKeyReverse(mxKeyReverseBits(mxKeyAddRR(mxKeyXorB(changeDuplicatesC2(mxKeyRotateLeftBits(mxKeySwapBitsRound(mxKeySwapBitsF(mxKeySwapBitsE(mxKeyAlg1(mxKeyAlg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Alg2(mxKeySwapBitsG(mxKeySwapBitsEE2(mxKeySwapBitsEE2(changeDuplicatesB(mxKeyXorRR(mxKeyAddRR(mxKeySwapBitsEE2(mxKeySwapBitsD(changeDuplicatesB(changeDuplicates(mxKeySwapBitsF(changeDuplicatesB(mxKeyReverse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Reverse(mxKeySwapBitsRound(mxKeySwapBitsF(changeDuplicatesC2(mxKeySwapBitsRound(mxKeySwapBitsG(changeDuplicates(mxKeyRotEnc2(mxKeyAddRR(mxKeyAddRR(mxKeyRotEnc2(mxKeyXorB(mxKeyReverseBit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p2kproc3(mxKeySwapBitsEE2(changeDuplicatesB(mxKeySwapBitsF(mxKeyRotateLeftBits(mxKeySwapBitsF(changeDuplicatesC2(mxKeySwapBitsEE2(mxKeyXor(mxKeyRotateLeftBits(mxKeySwapBitsG(mxKeyXor(changeDuplicatesB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XorRR(changeDuplicates(mxKeyReverse(mxKeyXorRR(mxKeyReverse(mxKeySwapBitsRound(mxKeyAddRR(mxKeyRotEnc(mxKeySwapBitsRound(changeDuplicatesB(mxKeyReverseBits(changeDuplicates(mxKeyXor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Reverse(mxKeyXorRR(mxKeyNot(mxKeyByBitEnc(mxKeyRotateLeftBits(mxKeySwapBitsG(mxKeyXorB(mxKeySwapBitsRound(mxKeyAlg2(mxKeyAlg1(mxKeyXorRR(mxKeyRotateLeftBits(mxKeySwapBitsEE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SwapBitsRound(mxKeyXorRR(mxKeyAlg1(mxKeyByBitEnc(changeDuplicatesC2(mxKeySwapMinors3(mxKeySwapBitsEE2(mxKeyNot(mxKeySwapBitsD(mxKeySwapBitsRound(mxKeyAddRR(changeDuplicates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mxKeyAddRR(mxKeyRotEnc2(mxKeySwapBitsE(changeDuplicatesC2(p2kproc3(mxKeyXorRR(changeDuplicates(changeDuplicatesC2(mxKeyRotEnc2(mxKeyXorB(mxKeyXor(changeDuplicates(mxKeySwapBitsF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changeDuplicates(mxKeySwapBitsF(mxKeySwapBitsRound(mxKeySwapMinors3(changeDuplicatesB(changeDuplicates(mxKeyRotEnc2(mxKeySwapBitsF(mxKeySwapBitsEE2(mxKeySwapBitsD(p2kproc3(mxKeyRotEnc(changeDuplicates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SwapBitsF(mxKeyAlg2(changeDuplicates(mxKeySwapBitsEE2(mxKeySwapBitsF(mxKeySwapBitsG(mxKeySwapBitsEE2(mxKeyXorRR(mxKeyAddRR(mxKeySwapBitsE(mxKeyXorB(changeDuplicatesB(changeDuplicate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SwapBitsF(mxKeyRotEnc(changeDuplicatesC2(mxKeyXor(changeDuplicatesC2(mxKeyRotateLeftBits(changeDuplicatesC2(changeDuplicatesC2(mxKeySwapBitsD(mxKeyXor(p2kproc3(mxKeyXorB(mxKeyNot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RotateLeftBits(mxKeyRotEnc2(changeDuplicatesC2(mxKeyRotEnc(mxKeyXorRR(mxKeyByBitEnc(mxKeyReverseBits(mxKeySwapBitsF(mxKeyXorRR(mxKeySwapBitsF(changeDuplicates(mxKeyReverseBits(changeDuplicatesB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Alg1(mxKeyReverse(mxKeySwapBitsEE2(mxKeySwapMinors3(mxKeyAddRR(mxKeyAddRR(mxKeyByBitEnc(mxKeyXorRR(mxKeySwapBitsD(mxKeyXorB(mxKeyXorRR(p2kproc3(mxKeyAdd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SwapBitsD(mxKeyNot(mxKeyXorB(mxKeyXorRR(mxKeyReverse(mxKeyXorB(mxKeySwapBitsF(mxKeySwapBitsRound(mxKeyRotateLeftBits(mxKeyXorRR(mxKeyXorRR(mxKeyRotEnc2(mxKeyAlg1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RotEnc(mxKeyRotEnc(mxKeyByBitEnc(mxKeySwapBitsG(mxKeyReverseBits(mxKeyReverse(mxKeySwapBitsG(mxKeySwapBitsG(mxKeySwapBitsRound(mxKeyAlg1(p2kproc3(mxKeySwapBitsD(mxKeySwapBits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Xor(mxKeyRotEnc2(mxKeyXorB(mxKeyRotateLeftBits(mxKeySwapBitsD(mxKeyReverseBits(mxKeyAlg2(mxKeyAlg1(mxKeyReverseBits(mxKeyXor(mxKeyReverse(changeDuplicates(mxKeyRever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p2kproc3(p2kproc3(mxKeySwapBitsF(p2kproc3(mxKeySwapBitsRound(mxKeyReverseBits(mxKeyAlg1(changeDuplicatesC2(mxKeyRotEnc2(mxKeyRotateLeftBits(mxKeySwapBitsD(mxKeyNot(mxKeyRotEnc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RotEnc(mxKeyAddRR(mxKeySwapBitsRound(changeDuplicatesB(mxKeyRotEnc2(changeDuplicates(mxKeyNot(mxKeyReverseBits(changeDuplicatesB(mxKeyXorRR(mxKeyRotateLeftBits(mxKeySwapBitsEE2(mxKeyAdd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SwapBitsE(mxKeyReverse(mxKeyRotEnc(mxKeyXorB(mxKeySwapBitsRound(mxKeyRotEnc(mxKeySwapBitsF(mxKeyXorB(changeDuplicatesB(mxKeySwapBitsRound(mxKeyReverseBits(mxKeySwapBitsEE2(changeDuplicates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RotateLeftBits(mxKeyAddRR(mxKeyByBitEnc(mxKeyAlg2(mxKeySwapBitsRound(mxKeyByBitEnc(mxKeySwapBitsE(mxKeyRotateLeftBits(changeDuplicatesC2(mxKeyAlg2(mxKeyRotEnc(mxKeyAddRR(mxKeyAlg1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RotateLeftBits(mxKeyRotEnc(mxKeyReverseBits(mxKeyByBitEnc(mxKeyReverseBits(mxKeyAddRR(mxKeyAlg2(mxKeyXorRR(mxKeySwapMinors3(mxKeySwapBitsE(mxKeyAlg1(changeDuplicatesC2(mxKeyNot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mxKeyRotateLeftBits(mxKeyXorB(mxKeyAddRR(mxKeySwapBitsF(changeDuplicatesC2(changeDuplicatesC2(mxKeyRotEnc2(mxKeyRotEnc2(mxKeySwapBitsD(changeDuplicates(mxKeyByBitEnc(mxKeyAlg1(mxKeyNot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XorB(p2kproc3(mxKeySwapBitsG(mxKeyXorB(mxKeyAlg1(mxKeyAlg2(mxKeySwapBitsF(mxKeySwapBitsG(mxKeySwapBitsG(changeDuplicates(mxKeyReverse(mxKeyAlg2(mxKeyXor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SwapBitsRound(mxKeyByBitEnc(changeDuplicates(mxKeySwapBitsF(mxKeyReverse(mxKeyByBitEnc(mxKeyRotateLeftBits(mxKeyAddRR(mxKeyNot(mxKeySwapBitsG(mxKeyAlg2(changeDuplicatesB(mxKeySwapBitsF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mxKeySwapMinors3(mxKeyXorB(mxKeySwapBitsD(mxKeyRotateLeftBits(changeDuplicatesC2(mxKeyByBitEnc(mxKeySwapBitsE(mxKeyNot(mxKeyRotEnc2(mxKeySwapBitsF(changeDuplicatesC2(mxKeyRotEnc2(changeDuplicate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changeDuplicates(p2kproc3(mxKeyByBitEnc(mxKeyNot(changeDuplicatesC2(mxKeyXor(mxKeyRotEnc2(mxKeyByBitEnc(mxKeySwapMinors3(mxKeyAlg1(mxKeyXor(mxKeySwapBitsE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AddRR(mxKeyAlg1(mxKeyRotEnc2(mxKeyRotEnc2(mxKeyNot(mxKeySwapMinors3(mxKeySwapBitsRound(mxKeyByBitEnc(mxKeySwapBitsRound(mxKeyAlg2(mxKeySwapMinors3(mxKeyRotateLeftBits(mxKeyRotateLeftBit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BitsEE2(mxKeySwapBitsG(mxKeyXorB(mxKeyRotEnc2(changeDuplicatesC2(mxKeyAlg2(mxKeyRotateLeftBits(mxKeySwapBitsF(mxKeySwapBitsE(mxKeyReverseBits(changeDuplicatesB(mxKeyAddRR(changeDuplicatesB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Alg1(mxKeyXorB(mxKeyAddRR(mxKeySwapMinors3(mxKeyXorRR(mxKeyXor(mxKeyReverseBits(mxKeySwapBitsD(changeDuplicatesB(mxKeyRotateLeftBits(mxKeyRotEnc(mxKeySwapBitsG(mxKeySwapBitsRoun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SwapBitsEE2(mxKeyXorRR(mxKeySwapBitsE(mxKeyReverse(mxKeySwapBitsF(mxKeyNot(mxKeySwapBitsD(mxKeySwapMinors3(mxKeyReverseBits(mxKeyByBitEnc(p2kproc3(mxKeySwapBitsD(mxKeyAlg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mxKeyXorRR(mxKeyReverseBits(mxKeyXorB(mxKeyRotEnc(changeDuplicates(mxKeyByBitEnc(mxKeySwapMinors3(changeDuplicatesB(mxKeyAlg1(p2kproc3(mxKeyAlg2(mxKeyRotEnc(mxKeySwapMinors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ByBitEnc(mxKeySwapBitsE(mxKeyReverseBits(mxKeyXorRR(mxKeyRotEnc(p2kproc3(mxKeyRotEnc(changeDuplicatesC2(mxKeyNot(mxKeyReverse(mxKeySwapBitsF(mxKeyXorRR(mxKeySwapBitsG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Alg2(mxKeySwapBitsF(mxKeySwapBitsG(changeDuplicatesB(mxKeySwapBitsEE2(changeDuplicates(mxKeyReverse(mxKeyAddRR(mxKeyNot(p2kproc3(mxKeySwapBitsE(mxKeyRotEnc2(changeDuplicates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SwapBitsD(changeDuplicates(mxKeyAlg2(mxKeySwapBitsE(mxKeyAddRR(mxKeyNot(mxKeySwapBitsRound(mxKeySwapBitsD(mxKeySwapBitsG(mxKeySwapBitsG(mxKeyXor(mxKeyXorRR(mxKeyRotEnc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RotateLeftBits(mxKeySwapBitsE(mxKeySwapBitsE(changeDuplicatesC2(mxKeySwapBitsRound(changeDuplicatesB(changeDuplicatesB(mxKeyRotEnc(mxKeyReverseBits(changeDuplicatesC2(mxKeyRotEnc(mxKeyAlg2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SwapBitsF(mxKeyXor(mxKeySwapBitsD(mxKeyAlg1(mxKeyReverse(mxKeyByBitEnc(changeDuplicates(mxKeyXorB(mxKeyNot(mxKeyXor(mxKeyAddRR(mxKeySwapMinors3(mxKeyByBi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SwapBitsG(mxKeySwapBitsG(mxKeyAlg2(mxKeyRotEnc(mxKeyRotateLeftBits(mxKeySwapBitsF(mxKeyByBitEnc(mxKeyXorRR(mxKeyAlg1(mxKeySwapBitsD(mxKeyRotateLeftBits(mxKeyXor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mxKeyRotEnc(mxKeySwapBitsEE2(mxKeyNot(mxKeyRotEnc2(mxKeyReverse(mxKeyAlg2(mxKeyReverse(mxKeyNot(mxKeyRotEnc2(changeDuplicates(mxKeyNot(mxKeySwapBitsG(mxKeySwapBitsE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RotEnc(mxKeyXorRR(mxKeyAlg2(mxKeyReverse(changeDuplicates(mxKeyRotateLeftBits(mxKeySwapBitsD(mxKeySwapBitsG(mxKeySwapBitsG(mxKeySwapBitsF(mxKeyRotEnc2(changeDuplicates(p2kproc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AddRR(mxKeySwapMinors3(mxKeySwapBitsD(mxKeyAddRR(mxKeySwapBitsRound(changeDuplicates(mxKeySwapMinors3(mxKeySwapBitsRound(mxKeyRotEnc2(mxKeySwapBitsEE2(p2kproc3(mxKeyAlg1(mxKeyXorB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mxKeySwapBitsE(changeDuplicatesC2(mxKeyAlg2(mxKeyByBitEnc(mxKeyAlg2(mxKeyNot(mxKeyReverse(mxKeyRotEnc2(p2kproc3(mxKeySwapBitsE(mxKeySwapBitsF(changeDuplicates(mxKeyReverse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SwapMinors3(mxKeySwapMinors3(mxKeyByBitEnc(changeDuplicatesB(mxKeySwapBitsD(mxKeyXor(mxKeyAlg2(changeDuplicatesC2(mxKeyXor(mxKeyAlg1(mxKeyAlg1(mxKeySwapBitsG(mxKeyAlg1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changeDuplicatesC2(mxKeyXorRR(changeDuplicates(mxKeySwapBitsD(mxKeyXorRR(mxKeyRotEnc(mxKeySwapMinors3(mxKeySwapBitsEE2(mxKeySwapBitsRound(mxKeyReverseBits(mxKeyRotEnc(mxKeyAlg1(mxKeyByBi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SwapBitsF(mxKeySwapMinors3(mxKeyRotEnc2(changeDuplicates(mxKeyReverseBits(changeDuplicates(changeDuplicatesB(mxKeyAlg2(mxKeyRotEnc2(changeDuplicatesB(mxKeyRotEnc2(mxKeyReverseBits(mxKeyAlg1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changeDuplicates(mxKeyAddRR(mxKeyXorRR(mxKeyReverse(mxKeySwapMinors3(mxKeyReverse(mxKeySwapBitsF(mxKeyReverse(changeDuplicates(mxKeySwapBitsRound(mxKeyRotEnc2(mxKeySwapBitsD(p2kproc3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Reverse(mxKeySwapBitsF(mxKeyReverseBits(mxKeySwapMinors3(mxKeySwapBitsRound(mxKeySwapBitsEE2(mxKeyAlg2(mxKeySwapBitsEE2(p2kproc3(mxKeyByBitEnc(mxKeyAddRR(mxKeyByBitEnc(changeDuplicatesB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XorRR(mxKeySwapMinors3(changeDuplicates(mxKeyAlg2(mxKeyReverse(mxKeySwapBitsE(mxKeySwapBitsF(mxKeyRotateLeftBits(mxKeyByBitEnc(mxKeySwapBitsF(mxKeyReverse(mxKeyRotEnc(mxKeyXo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Xor(mxKeyByBitEnc(mxKeySwapMinors3(mxKeySwapBitsF(mxKeySwapBitsRound(changeDuplicatesC2(changeDuplicatesC2(mxKeySwapBitsF(mxKeySwapMinors3(mxKeyNot(mxKeySwapBitsG(mxKeyReverse(mxKeyXor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RotateLeftBits(changeDuplicatesB(mxKeyNot(changeDuplicatesC2(mxKeyAlg1(mxKeySwapBitsF(mxKeyNot(mxKeySwapBitsG(mxKeyAlg2(changeDuplicatesC2(mxKeySwapBitsE(changeDuplicatesB(mxKeyReverseBits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RotateLeftBits(mxKeyNot(mxKeyAlg1(mxKeySwapBitsEE2(mxKeySwapBitsEE2(mxKeySwapBitsF(changeDuplicatesB(mxKeyXorRR(mxKeyXorRR(mxKeySwapBitsD(mxKeyAlg1(mxKeyNot(mxKeyRotateLeft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Alg1(changeDuplicatesC2(mxKeyReverse(mxKeyRotEnc2(mxKeyReverse(changeDuplicatesC2(mxKeySwapBitsG(mxKeySwapBitsD(mxKeySwapBitsRound(changeDuplicatesC2(mxKeySwapBitsEE2(mxKeyXorB(mxKeyXor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SwapBitsE(mxKeyNot(mxKeyReverse(mxKeyNot(mxKeyRotEnc(mxKeyAlg2(mxKeyRotateLeftBits(mxKeyAlg2(mxKeyByBitEnc(mxKeyByBitEnc(mxKeyRotEnc(p2kproc3(mxKeyAlg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Xor(mxKeySwapBitsF(mxKeyRotateLeftBits(mxKeyXor(mxKeySwapBitsF(mxKeyXor(mxKeySwapBitsRound(mxKeyXorRR(mxKeyXorRR(p2kproc3(mxKeyAddRR(changeDuplicatesB(mxKeyNot(mxKeyRever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RotEnc(mxKeyXor(mxKeyXorRR(mxKeyAlg2(mxKeyByBitEnc(mxKeySwapBitsG(mxKeySwapBitsE(mxKeyXor(mxKeyAlg1(mxKeyRotEnc(mxKeySwapMinors3(mxKeySwapMinors3(mxKeyRevers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E2(mxKeyAddRR(mxKeyRotEnc(mxKeyNot(changeDuplicatesC2(mxKeyByBitEnc(mxKeySwapBitsF(mxKeyRotEnc(changeDuplicates(mxKeySwapBitsRound(mxKeyAlg2(mxKeyNot(changeDuplicatesB(mxKeyReverse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XorB(p2kproc3(mxKeyReverseBits(mxKeySwapBitsE(mxKeyAlg2(mxKeySwapBitsD(mxKeySwapBitsD(mxKeyXor(changeDuplicates(mxKeyXor(mxKeyReverse(changeDuplicatesB(changeDuplicatesB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AddRR(mxKeyAddRR(mxKeyXor(mxKeyNot(mxKeyAlg1(mxKeyAlg1(mxKeyAlg2(mxKeyAddRR(mxKeySwapBitsRound(changeDuplicates(mxKeySwapBitsE(mxKeySwapBitsG(mxKeyAlg1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Alg2(mxKeySwapBitsG(mxKeyRotEnc2(mxKeyAlg1(p2kproc3(mxKeySwapBitsEE2(changeDuplicates(mxKeyXorRR(mxKeyByBitEnc(mxKeySwapMinors3(p2kproc3(mxKeyByBitEnc(mxKeyAlg1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E2(mxKeyByBitEnc(mxKeySwapBitsD(mxKeyReverse(mxKeyAlg1(mxKeySwapBitsF(p2kproc3(mxKeyByBitEnc(p2kproc3(changeDuplicatesC2(mxKeySwapBitsRound(mxKeyRotEnc(mxKeyRotEnc2(mxKeySwapBitsG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SwapBitsRound(changeDuplicatesB(mxKeySwapBitsD(mxKeyReverse(mxKeySwapBitsE(p2kproc3(mxKeyRotEnc(mxKeySwapMinors3(mxKeyXorB(mxKeyReverseBits(mxKeySwapBitsG(mxKeySwapBitsG(mxKeyAlg1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mxKeyXor(changeDuplicatesC2(mxKeyXor(mxKeyAlg1(mxKeyRotEnc(mxKeyAddRR(changeDuplicatesB(mxKeyXorRR(changeDuplicates(mxKeySwapBitsRound(mxKeySwapBitsRound(mxKeyAlg1(mxKeyRotEn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E2(mxKeyXorRR(mxKeyRotEnc(mxKeyXorB(changeDuplicates(mxKeySwapBitsG(mxKeyRotEnc(mxKeySwapBitsD(mxKeyRotateLeftBits(mxKeySwapBitsD(mxKeyAlg1(changeDuplicatesC2(mxKeyByBitEnc(mxKeyXor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mxKeyXorB(mxKeySwapBitsEE2(mxKeySwapBitsG(mxKeyXorRR(mxKeySwapBitsF(mxKeyReverseBits(changeDuplicatesC2(mxKeyXor(mxKeyXorB(changeDuplicates(mxKeyReverse(changeDuplicates(mxKeySwapBitsF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p2kproc3(mxKeyXorRR(mxKeySwapMinors3(mxKeyNot(mxKeySwapBitsF(mxKeyReverseBits(mxKeyReverseBits(mxKeySwapBitsRound(mxKeySwapBitsRound(mxKeyNot(mxKeyRotEnc(mxKeyRotEnc2(mxKeySwapBitsF(mxKeyAdd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changeDuplicatesB(mxKeyRotateLeftBits(changeDuplicatesB(changeDuplicatesB(mxKeyXor(mxKeySwapBitsEE2(mxKeyReverse(changeDuplicates(changeDuplicatesC2(mxKeySwapBitsEE2(mxKeyAddRR(mxKeyByBitEnc(changeDuplicates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mxKeyByBitEnc(mxKeyRotateLeftBits(mxKeyRotEnc2(mxKeySwapBitsEE2(mxKeyRotEnc(mxKeyAlg1(changeDuplicatesB(mxKeySwapBitsE(mxKeyByBitEnc(mxKeyXor(mxKeyRotEnc(changeDuplicates(mxKeySwapBitsG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Alg2(changeDuplicatesC2(mxKeySwapMinors3(mxKeySwapBitsEE2(mxKeyRotEnc2(changeDuplicatesC2(changeDuplicatesB(p2kproc3(mxKeyRotEnc2(mxKeyReverseBits(mxKeyNot(mxKeyXorB(mxKeyXorB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AddRR(changeDuplicatesB(mxKeyXorB(mxKeyReverse(mxKeyReverseBits(mxKeySwapBitsE(mxKeyAlg1(mxKeyReverse(mxKeyRotEnc(mxKeySwapMinors3(mxKeySwapBitsRound(changeDuplicates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SwapBitsF(mxKeyReverse(mxKeyRotateLeftBits(mxKeyXor(mxKeyByBitEnc(mxKeySwapBitsG(mxKeySwapBitsRound(mxKeyReverse(mxKeyAlg2(changeDuplicatesB(mxKeySwapBitsF(mxKeySwapMinors3(changeDuplicatesC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changeDuplicatesC2(mxKeySwapBitsG(mxKeyRotateLeftBits(mxKeyRotEnc(mxKeyXorRR(mxKeyAlg1(mxKeyRotEnc2(p2kproc3(mxKeyNot(mxKeyRotateLeftBits(mxKeySwapBitsE(mxKeyXorRR(changeDuplicatesB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SwapBitsE(mxKeySwapBitsD(mxKeyXorB(changeDuplicates(mxKeySwapBitsF(mxKeyAlg1(mxKeyAddRR(mxKeyRotEnc2(mxKeyXorRR(mxKeyAlg1(mxKeyAddRR(mxKeyRotEnc(mxKeySwapBitsF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AddRR(mxKeySwapBitsRound(mxKeyAlg2(mxKeyXorRR(mxKeyByBitEnc(mxKeyAlg2(mxKeySwapMinors3(mxKeySwapBitsG(mxKeyRotateLeftBits(mxKeyXorB(mxKeyAlg2(mxKeyReverse(mxKeyXo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Alg2(mxKeyReverseBits(changeDuplicatesC2(mxKeySwapBitsRound(mxKeyAddRR(mxKeySwapBitsD(mxKeySwapBitsE(mxKeyAlg2(mxKeySwapBitsE(mxKeySwapBitsRound(changeDuplicatesB(mxKeyAddRR(mxKeyXo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mxKeyAlg2(mxKeyXor(mxKeyRotateLeftBits(mxKeyNot(mxKeyXorRR(mxKeyReverse(mxKeySwapMinors3(changeDuplicatesB(mxKeyXor(mxKeyAlg2(mxKeyAlg2(mxKeyAlg2(mxKeySwapBitsD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B(mxKeyXorB(mxKeySwapBitsF(changeDuplicatesC2(mxKeySwapMinors3(mxKeySwapBitsD(mxKeyXorB(p2kproc3(mxKeyRotEnc2(mxKeyRotateLeftBits(mxKeyAlg1(mxKeyByBitEnc(mxKeyRotEnc2(mxKeyXor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RotEnc2(mxKeySwapBitsEE2(p2kproc3(mxKeyRotateLeftBits(changeDuplicatesC2(mxKeyAddRR(mxKeyNot(mxKeyNot(mxKeyByBitEnc(mxKeySwapBitsD(mxKeyAlg2(mxKeySwapMinors3(changeDuplicatesB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ByBitEnc(mxKeyAlg1(mxKeySwapBitsE(mxKeyReverse(mxKeyXor(mxKeyRotateLeftBits(mxKeyAddRR(mxKeySwapBitsEE2(mxKeySwapBitsF(mxKeySwapMinors3(mxKeyByBitEnc(mxKeyRotEnc(mxKeyXo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2(mxKeyXor(mxKeyAlg1(mxKeyAddRR(mxKeyReverseBits(mxKeyReverse(mxKeyAlg1(mxKeySwapBitsF(mxKeyRotEnc(mxKeyXorRR(mxKeyByBitEnc(changeDuplicatesB(mxKeySwapMinors3(mxKeySwapMinors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(mxKeyRotateLeftBits(mxKeySwapBitsD(mxKeyXor(mxKeyByBitEnc(mxKeyAddRR(changeDuplicatesC2(p2kproc3(mxKeyRotEnc2(mxKeyXorRR(mxKeySwapMinors3(mxKeyReverseBits(mxKeyRotateLeftBits(mxKeyXor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changeDuplicatesC2(mxKeySwapBitsRound(mxKeySwapBitsG(mxKeyNot(changeDuplicatesC2(mxKeyReverse(changeDuplicatesB(mxKeyXorB(mxKeyXorB(mxKeyRotEnc(mxKeyAlg2(mxKeyAlg2(mxKeyByBi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RotateLeftBits(mxKeyXorB(mxKeySwapBitsRound(mxKeyReverse(changeDuplicatesC2(mxKeySwapBitsG(mxKeyAlg2(mxKeyXorB(mxKeyAddRR(mxKeyNot(mxKeyXorB(changeDuplicatesB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changeDuplicatesB(mxKeyXor(mxKeyByBitEnc(changeDuplicates(mxKeySwapBitsF(mxKeyRotEnc(mxKeyReverse(mxKeySwapBitsD(mxKeyAlg1(mxKeyByBitEnc(mxKeySwapBitsE(mxKeyRotateLeftBits(changeDuplicates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Bits(mxKeyAddRR(mxKeyNot(mxKeyXorRR(mxKeyReverse(p2kproc3(mxKeySwapBitsRound(mxKeySwapBitsG(mxKeySwapBitsRound(mxKeyXorRR(mxKeySwapBitsG(mxKeyAddRR(mxKeySwapBitsE(mxKeyXor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AddRR(mxKeyRotateLeftBits(mxKeyAlg1(mxKeySwapBitsG(mxKeyXor(changeDuplicatesC2(mxKeySwapMinors3(mxKeyXor(mxKeySwapBitsEE2(mxKeyRotEnc2(changeDuplicatesB(mxKeyRotateLeftBits(p2kproc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changeDuplicatesC2(mxKeyXor(changeDuplicatesC2(mxKeyAddRR(mxKeyRotateLeftBits(mxKeyNot(changeDuplicatesB(mxKeyReverse(mxKeyAddRR(mxKeyXorB(changeDuplicatesC2(mxKeyRotateLeftBits(mxKeySwapBitsE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ddRR(changeDuplicates(changeDuplicates(mxKeySwapBitsRound(mxKeySwapBitsEE2(changeDuplicates(mxKeyByBitEnc(mxKeyReverse(mxKeySwapBitsD(mxKeyRotateLeftBits(mxKeySwapBitsEE2(mxKeyAlg1(mxKeyNot(p2kproc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changeDuplicatesC2(mxKeyReverseBits(mxKeySwapMinors3(mxKeyReverse(mxKeySwapBitsF(mxKeyAlg1(mxKeyRotEnc(changeDuplicates(mxKeyNot(mxKeyReverse(mxKeyRotEnc2(mxKeySwapBitsF(mxKeyXor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Reverse(mxKeyReverseBits(mxKeyRotateLeftBits(mxKeySwapBitsRound(mxKeyAlg2(changeDuplicatesB(changeDuplicatesC2(mxKeySwapBitsG(mxKeyNot(changeDuplicatesB(mxKeyNot(mxKeyXor(changeDuplicate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2(mxKeyReverse(mxKeyReverse(mxKeyByBitEnc(mxKeySwapBitsG(mxKeyRotateLeftBits(mxKeyByBitEnc(changeDuplicatesC2(changeDuplicates(mxKeySwapBitsRound(changeDuplicatesB(mxKeyRotateLeftBits(mxKeyAlg2(mxKeyRotEn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XorRR(mxKeyAlg2(mxKeySwapBitsG(mxKeySwapBitsG(mxKeySwapBitsD(mxKeyAlg2(p2kproc3(mxKeyReverse(mxKeySwapBitsEE2(changeDuplicates(mxKeySwapBitsD(mxKeySwapMinors3(mxKeyAlg1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RotEnc2(mxKeySwapBitsRound(mxKeyReverse(mxKeyNot(mxKeySwapMinors3(mxKeySwapBitsG(mxKeyNot(mxKeyAlg1(mxKeyAlg2(mxKeyRotEnc(mxKeyNot(changeDuplicates(changeDuplicate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SwapMinors3(mxKeyXorB(mxKeySwapMinors3(mxKeyRotEnc2(changeDuplicatesB(mxKeySwapBitsD(mxKeySwapBitsG(mxKeyNot(mxKeySwapMinors3(mxKeySwapBitsD(mxKeyReverseBits(mxKeyReverseBits(mxKeyRo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ateLeftBits(mxKeyRotEnc(mxKeyAddRR(mxKeyXorRR(mxKeySwapBitsEE2(mxKeyXorB(mxKeyAddRR(mxKeySwapBitsRound(mxKeyReverseBits(mxKeyReverse(changeDuplicates(mxKeyXor(changeDuplicatesB(mxKeyReverse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2(changeDuplicates(mxKeyRotateLeftBits(mxKeyXor(p2kproc3(mxKeySwapBitsE(mxKeySwapBitsE(mxKeySwapBitsE(mxKeyRotEnc2(changeDuplicatesC2(mxKeyRotEnc2(changeDuplicatesC2(mxKeyXor(mxKeyXo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Round(mxKeyReverse(mxKeySwapBitsF(mxKeySwapBitsE(mxKeySwapMinors3(changeDuplicatesC2(mxKeyXor(p2kproc3(mxKeyNot(mxKeySwapMinors3(mxKeyXor(changeDuplicatesC2(changeDuplicatesC2(mxKeySwapBitsG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mxKeyXorB(p2kproc3(mxKeyRotEnc(mxKeyRotEnc2(mxKeyReverse(mxKeySwapBitsD(mxKeySwapBitsE(mxKeyAlg1(changeDuplicatesB(mxKeySwapBitsEE2(mxKeySwapBitsG(mxKeyAddRR(mxKeyXor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mxKeyRotateLeftBits(mxKeyAddRR(mxKeyXorB(mxKeyReverse(changeDuplicatesC2(mxKeySwapBitsRound(mxKeySwapBitsEE2(mxKeySwapBitsE(changeDuplicates(mxKeyAlg1(mxKeySwapMinors3(mxKeyRotEnc2(mxKeySwapMinors3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p2kproc3(mxKeyReverse(p2kproc3(mxKeyXorRR(mxKeyRotEnc(mxKeySwapBitsD(changeDuplicates(mxKeyAlg2(mxKeyRotateLeftBits(mxKeyXorRR(mxKeySwapBitsG(p2kproc3(mxKeySwapBitsD(mxKeySwapMinors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B(mxKeySwapBitsF(mxKeyAlg2(mxKeySwapBitsEE2(p2kproc3(mxKeyRotEnc(changeDuplicatesB(mxKeyByBitEnc(mxKeyRotEnc(mxKeyReverse(mxKeyXorB(mxKeyXor(mxKeyAddRR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changeDuplicatesB(mxKeyAddRR(mxKeyXorRR(mxKeyRotateLeftBits(mxKeyReverse(mxKeyXorB(mxKeyXorB(mxKeyXorRR(mxKeySwapBitsRound(mxKeyRotEnc(mxKeySwapBitsD(mxKeyAddRR(mxKeySwapBitsE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(mxKeyXorRR(mxKeySwapBitsE(mxKeyXor(mxKeyReverse(mxKeySwapBitsRound(mxKeySwapBitsF(mxKeyNot(mxKeyRotEnc2(mxKeyRotEnc(changeDuplicatesB(mxKeyRotateLeftBits(mxKeyByBitEnc(mxKeyAlg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Minors3(mxKeySwapBitsF(p2kproc3(mxKeySwapBitsD(mxKeyReverseBits(mxKeyXorRR(mxKeyNot(mxKeySwapBitsF(mxKeySwapBitsEE2(mxKeySwapBitsE(mxKeyByBitEnc(mxKeySwapBitsG(mxKeyXorRR(changeDuplicate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ByBitEnc(mxKeyXorB(mxKeyAddRR(mxKeyAddRR(mxKeyXorB(mxKeySwapBitsD(mxKeyRotEnc2(mxKeyXor(mxKeyXor(mxKeySwapBitsRound(p2kproc3(p2kproc3(mxKeyReverse(changeDuplicate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E2(mxKeyXorRR(mxKeyByBitEnc(changeDuplicatesC2(mxKeyReverseBits(p2kproc3(mxKeySwapBitsG(mxKeySwapBitsF(mxKeySwapMinors3(mxKeyRotEnc2(mxKeyXorRR(mxKeyXor(mxKeySwapBitsD(mxKeyAlg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p2kproc3(p2kproc3(mxKeySwapBitsE(mxKeyRotateLeftBits(mxKeyXorRR(mxKeyByBitEnc(mxKeySwapBitsF(p2kproc3(mxKeyAddRR(mxKeyNot(changeDuplicates(mxKeyRotateLeftBits(mxKeyAlg2(mxKeyAdd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Bits(mxKeyReverse(mxKeySwapBitsRound(mxKeySwapBitsRound(mxKeyRotEnc2(mxKeyNot(mxKeyRotEnc(mxKeySwapBitsE(mxKeySwapBitsD(changeDuplicatesC2(mxKeyRotEnc2(changeDuplicates(mxKeyReverse(changeDuplicate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mxKeyReverse(mxKeySwapBitsD(mxKeyRotateLeftBits(mxKeyNot(mxKeyAlg1(mxKeySwapMinors3(mxKeyReverseBits(changeDuplicates(mxKeySwapBitsF(mxKeySwapMinors3(mxKeySwapMinors3(mxKeyAddRR(mxKeyRotEn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mxKeySwapBitsE(mxKeyXorB(changeDuplicatesB(mxKeyXor(mxKeyXor(mxKeyXorB(mxKeySwapBitsD(mxKeyReverseBits(mxKeyXorRR(changeDuplicatesC2(mxKeySwapBitsD(mxKeyAddRR(mxKeyAlg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RR(p2kproc3(mxKeyByBitEnc(mxKeyRotEnc2(mxKeyRotEnc(mxKeyAddRR(mxKeyXorRR(mxKeyRotEnc2(mxKeySwapBitsEE2(mxKeyRotEnc(mxKeyRotateLeftBits(mxKeyRotEnc2(mxKeyAlg2(mxKeyAlg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mxKeySwapBitsF(mxKeyAlg1(changeDuplicates(mxKeyRotEnc2(mxKeyByBitEnc(changeDuplicates(mxKeyByBitEnc(mxKeySwapBitsEE2(mxKeyRotEnc(changeDuplicatesC2(mxKeySwapBitsF(mxKeySwapBitsRound(mxKeySwapMinors3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mxKeyReverse(mxKeySwapBitsRound(mxKeySwapBitsD(mxKeySwapMinors3(mxKeyReverseBits(mxKeyReverse(mxKeySwapMinors3(mxKeyAddRR(mxKeyAlg1(mxKeyAlg2(mxKeyAlg2(mxKeyAddRR(mxKeySwapBitsF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Bits(mxKeyRotEnc(mxKeySwapBitsE(mxKeyRotEnc2(mxKeyAlg2(mxKeySwapBitsEE2(mxKeySwapBitsEE2(mxKeyAlg1(mxKeyAddRR(mxKeyXorRR(mxKeySwapBitsEE2(mxKeyRotEnc2(mxKeyRotEnc2(mxKeyXor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changeDuplicates(changeDuplicates(changeDuplicates(p2kproc3(mxKeySwapMinors3(mxKeyAlg2(mxKeySwapBitsRound(mxKeyAddRR(mxKeySwapBitsF(mxKeySwapBitsD(mxKeyXorRR(changeDuplicatesB(changeDuplicatesB(mxKeySwapBitsF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E2(mxKeyAlg1(mxKeySwapBitsG(mxKeyAlg1(mxKeyAlg2(mxKeySwapBitsG(mxKeyReverseBits(mxKeyXorRR(mxKeySwapBitsEE2(changeDuplicates(mxKeyReverse(p2kproc3(mxKeySwapBitsE(mxKeyRo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1(mxKeyRotateLeftBits(mxKeySwapBitsG(mxKeySwapBitsG(mxKeyAlg1(changeDuplicates(mxKeyAlg2(mxKeyXorRR(mxKeySwapBitsE(mxKeySwapBitsRound(mxKeyAlg2(mxKeyXorRR(mxKeyAlg2(mxKeyRotEnc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1(mxKeySwapMinors3(changeDuplicatesB(mxKeySwapBitsE(p2kproc3(mxKeyReverseBits(mxKeyAddRR(mxKeyXorRR(mxKeySwapBitsD(mxKeyByBitEnc(mxKeySwapMinors3(mxKeyAlg2(mxKeySwapBitsD(changeDuplicatesB(mxKeyNot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B(mxKeyReverseBits(mxKeyAlg2(mxKeyAlg1(mxKeySwapBitsD(mxKeySwapBitsD(mxKeyXorRR(mxKeyReverse(mxKeyReverseBits(mxKeyXorB(p2kproc3(mxKeyRotEnc(mxKeyReverse(mxKeyAlg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1(mxKeyXorB(mxKeyXor(mxKeyAddRR(p2kproc3(mxKeyReverseBits(changeDuplicatesC2(mxKeySwapBitsG(mxKeyReverse(changeDuplicates(mxKeySwapBitsRound(changeDuplicatesC2(mxKeySwapMinors3(mxKeySwapMinors3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B(mxKeyXorB(mxKeySwapBitsF(mxKeyXorRR(changeDuplicatesC2(mxKeySwapBitsRound(mxKeyXor(changeDuplicatesB(mxKeySwapBitsE(mxKeyXor(mxKeyXor(mxKeySwapBitsG(changeDuplicatesC2(mxKeyAdd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Minors3(mxKeyAddRR(mxKeySwapBitsRound(mxKeyAddRR(mxKeyRotEnc(changeDuplicates(mxKeySwapBitsE(changeDuplicates(p2kproc3(mxKeySwapMinors3(mxKeySwapBitsF(mxKeySwapBitsRound(mxKeyRotEnc2(mxKeyRotateLeftBit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ByBitEnc(mxKeyReverse(changeDuplicatesC2(mxKeySwapBitsG(changeDuplicates(mxKeySwapBitsG(changeDuplicatesC2(mxKeyRotEnc(changeDuplicatesB(mxKeyReverse(mxKeySwapBitsRound(mxKeyByBitEnc(mxKeyRotEnc2(changeDuplicate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2(mxKeyRotateLeftBits(mxKeySwapBitsF(mxKeySwapBitsEE2(mxKeySwapMinors3(mxKeyRotEnc(mxKeyRotEnc2(mxKeyAddRR(mxKeyAddRR(mxKeySwapBitsE(mxKeySwapBitsD(changeDuplicatesC2(mxKeyXorB(mxKeyXo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(mxKeyXor(mxKeyXorRR(mxKeyNot(mxKeySwapBitsG(p2kproc3(mxKeyAlg1(changeDuplicatesC2(changeDuplicatesC2(mxKeyAlg2(changeDuplicatesC2(mxKeyXorRR(mxKeySwapMinors3(changeDuplicatesB(mxKeySwapBitsG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(mxKeySwapBitsF(mxKeyXor(mxKeySwapBitsEE2(changeDuplicatesB(mxKeyAlg1(changeDuplicatesC2(mxKeySwapBitsD(changeDuplicatesC2(mxKeyXor(mxKeyAlg2(mxKeyXorRR(mxKeyAddRR(changeDuplicatesB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mxKeySwapBitsE(mxKeySwapBitsF(mxKeyReverseBits(mxKeySwapBitsD(mxKeySwapBitsD(mxKeyXorRR(mxKeySwapBitsE(mxKeySwapBitsE(mxKeyAlg1(mxKeySwapBitsF(mxKeySwapBitsE(changeDuplicatesC2(mxKeyXo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mxKeySwapBitsEE2(mxKeyNot(mxKeySwapBitsD(mxKeyXorRR(mxKeyNot(mxKeyRotEnc2(mxKeyReverse(mxKeySwapMinors3(mxKeyReverseBits(mxKeyReverse(mxKeySwapBitsD(mxKeyRotEnc2(mxKeyAlg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AddRR(mxKeySwapBitsRound(mxKeyAlg2(mxKeyXorB(mxKeyRotateLeftBits(changeDuplicatesB(mxKeySwapBitsF(mxKeyReverseBits(mxKeySwapBitsRound(mxKeyXorRR(mxKeyXorRR(mxKeyReverseBits(mxKeyAddRR(mxKeyAddR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E2(mxKeyByBitEnc(p2kproc3(mxKeyRotEnc(mxKeyRotEnc2(mxKeyRotEnc(mxKeyAlg2(mxKeySwapBitsE(changeDuplicatesB(changeDuplicatesC2(mxKeyNot(mxKeyXor(mxKeySwapBitsEE2(mxKeyRotEn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E2(mxKeyRotEnc2(mxKeyRotEnc2(mxKeyReverse(mxKeyNot(mxKeySwapBitsG(mxKeyByBitEnc(mxKeyReverse(mxKeySwapMinors3(mxKeyAlg2(mxKeySwapBitsE(mxKeyAlg1(mxKeySwapBitsD(mxKeySwapBit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(mxKeyXorB(mxKeyAddRR(mxKeyReverseBits(mxKeySwapBitsG(mxKeySwapBitsF(mxKeySwapBitsG(mxKeyByBitEnc(mxKeyXor(mxKeyXor(mxKeyXorRR(mxKeySwapMinors3(mxKeyReverseBits(p2kproc3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Enc(mxKeyReverseBits(changeDuplicatesB(mxKeySwapBitsD(mxKeyRotateLeftBits(mxKeySwapBitsG(mxKeyXorRR(mxKeyAlg1(changeDuplicatesB(mxKeyRotateLeftBits(mxKeyRotEnc(mxKeySwapMinors3(p2kproc3(changeDuplicatesB(mxKeyRotateLeft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Minors3(mxKeyRotateLeftBits(mxKeySwapBitsG(mxKeySwapMinors3(mxKeySwapBitsD(mxKeyByBitEnc(mxKeySwapBitsF(mxKeyXor(mxKeySwapBitsRound(mxKeySwapBitsG(mxKeyRotateLeftBits(mxKeyRotateLeftBits(mxKeyXorB(mxKeyRotEnc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XorRR(mxKeyReverseBits(mxKeyXor(mxKeyRotateLeftBits(mxKeySwapBitsF(mxKeyAlg2(mxKeyXorRR(changeDuplicates(mxKeySwapBitsF(mxKeyXor(mxKeyAlg2(mxKeySwapBitsF(changeDuplicatesB(mxKeySwapMinors3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Minors3(mxKeyAlg2(mxKeyRotEnc(mxKeyXorB(p2kproc3(mxKeyAlg1(mxKeyXorB(mxKeySwapBitsD(mxKeyXor(mxKeySwapBitsEE2(mxKeySwapBitsEE2(mxKeyRotEnc2(changeDuplicatesC2(mxKeyRotEn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Alg2(mxKeySwapBitsG(mxKeyNot(mxKeySwapBitsG(mxKeyRotateLeftBits(mxKeyRotEnc2(mxKeySwapMinors3(p2kproc3(mxKeyRotEnc2(mxKeyByBitEnc(changeDuplicatesB(mxKeySwapBitsRound(mxKeyReverseBits(changeDuplicates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everse(mxKeySwapBitsD(mxKeyReverse(mxKeyXor(mxKeyRotEnc2(mxKeyAlg1(mxKeyByBitEnc(mxKeySwapBitsD(changeDuplicates(mxKeySwapBitsEE2(mxKeyRotEnc(mxKeyAddRR(mxKeyReverseBits(mxKeyRotEnc2(mxKeySwapBitsRoun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changeDuplicates(mxKeyByBitEnc(mxKeyRotateLeftBits(changeDuplicates(mxKeyXorRR(mxKeyXor(mxKeyReverseBits(mxKeySwapBitsF(mxKeyByBitEnc(mxKeyXorB(mxKeyRotEnc(mxKeyAlg2(changeDuplicates(mxKeyAdd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D(mxKeyXorB(mxKeyByBitEnc(changeDuplicatesB(mxKeyXor(mxKeySwapBitsD(mxKeyByBitEnc(mxKeyAddRR(mxKeySwapBitsF(mxKeyXorRR(p2kproc3(mxKeyNot(changeDuplicatesB(mxKeyReverseBits(mxKeyRotateLeft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p2kproc3(mxKeyNot(mxKeyNot(changeDuplicatesC2(mxKeyXorRR(changeDuplicates(mxKeySwapBitsE(mxKeySwapBitsE(mxKeySwapBitsRound(mxKeySwapBitsE(mxKeySwapBitsG(mxKeyRotEnc(changeDuplicates(changeDuplicatesB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changeDuplicatesB(mxKeyAddRR(mxKeyByBitEnc(mxKeyXor(mxKeyRotateLeftBits(mxKeyRotEnc(mxKeyXorRR(mxKeySwapMinors3(mxKeySwapBitsEE2(p2kproc3(mxKeyRotEnc(mxKeySwapBitsD(mxKeySwapBitsG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AddRR(mxKeyRotEnc2(mxKeySwapBitsG(mxKeyRotEnc2(mxKeyXorB(mxKeyAddRR(mxKeyReverseBits(changeDuplicatesB(mxKeyAlg2(mxKeyReverseBits(mxKeyAddRR(mxKeyAlg1(mxKeySwapBitsEE2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SwapBitsG(mxKeyXorB(p2kproc3(mxKeyRotEnc(mxKeyReverseBits(changeDuplicates(mxKeyNot(mxKeyRotEnc2(p2kproc3(mxKeySwapBitsD(mxKeySwapMinors3(mxKeyRotEnc2(mxKeySwapBitsD(p2kproc3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p2kproc3(mxKeyNot(mxKeyRotateLeftBits(p2kproc3(p2kproc3(mxKeySwapBitsE(mxKeySwapBitsG(mxKeyByBitEnc(mxKeyXorB(mxKeyNot(p2kproc3(mxKeyRotEnc(mxKeySwapBitsEE2(mxKeyAdd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XorB(mxKeyXorRR(mxKeyReverseBits(mxKeyAddRR(mxKeyXor(mxKeyAlg1(mxKeyRotEnc(mxKeySwapBitsRound(p2kproc3(mxKeySwapBitsG(mxKeySwapBitsE(mxKeyNot(mxKeyAddRR(changeDuplicatesB(mxKeyRotateLeft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ReverseBits(mxKeyNot(changeDuplicatesB(mxKeyReverse(mxKeySwapBitsD(mxKeyByBitEnc(mxKeySwapBitsE(mxKeySwapBitsEE2(mxKeyAlg1(mxKeyXorB(mxKeyRotateLeftBits(mxKeySwapBitsRound(p2kproc3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SwapBitsD(mxKeyXor(mxKeyRotEnc2(mxKeyNot(mxKeyAddRR(mxKeySwapBitsD(mxKeySwapBitsEE2(mxKeyAlg1(mxKeySwapBitsD(changeDuplicatesC2(mxKeyAddRR(mxKeySwapBitsRound(mxKeyAlg2(mxKeyRotateLeftBit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SwapMinors3(mxKeySwapBitsEE2(mxKeyRotEnc2(mxKeyAlg2(mxKeyAlg2(mxKeyAlg1(mxKeySwapMinors3(mxKeyAddRR(mxKeyAlg1(mxKeyRotEnc2(mxKeyReverseBits(mxKeyRotEnc2(changeDuplicatesB(mxKeySwapBitsG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SwapBitsRound(mxKeyRotEnc2(mxKeyRotateLeftBits(mxKeyByBitEnc(mxKeyReverse(mxKeyXor(mxKeyByBitEnc(mxKeyReverseBits(mxKeyNot(mxKeyRotateLeftBits(mxKeyReverse(p2kproc3(mxKeyAlg2(mxKeyNot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-2-3(mxKeyRotateLeftBits(mxKeyReverseBits(mxKeyReverseBits(mxKeyXorB(changeDuplicates(mxKeyByBitEnc(mxKeySwapMinors3(mxKeyAlg1(mxKeyByBitEnc(p2kproc3(mxKeyAddRR(mxKeyXorRR(mxKeySwapBitsE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p2kproc1-2-3(mxKeySwapBitsE(mxKeyXorRR(changeDuplicatesC2(mxKeyByBitEnc(mxKeyRotEnc2(mxKeyByBitEnc(mxKeySwapBitsD(mxKeySwapBitsF(mxKeySwapBitsG(mxKeyXorB(mxKeyReverse(p2kproc3(mxKeyByBitEnc(mxKeyRo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D382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16:02:48.470934925</dc:date>
    <meta:editing-duration>PT2H56M24S</meta:editing-duration>
    <meta:editing-cycles>2</meta:editing-cycles>
    <meta:generator>LibreOffice/6.3.4.2.0$Linux_X86_64 LibreOffice_project/30$Build-2</meta:generator>
    <meta:document-statistic meta:table-count="1" meta:cell-count="1528" meta:object-count="0"/>
  </office:meta>
</office:document-meta>
</file>